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rsid="00114374" officeooo:paragraph-rsid="00114374"/>
    </style:style>
    <style:style style:name="P2" style:family="paragraph" style:parent-style-name="Standard">
      <style:paragraph-properties fo:text-align="start" style:justify-single-word="false"/>
      <style:text-properties officeooo:paragraph-rsid="00114374"/>
    </style:style>
    <style:style style:name="P3" style:family="paragraph" style:parent-style-name="Standard">
      <style:paragraph-properties fo:text-align="start" style:justify-single-word="false"/>
      <style:text-properties officeooo:paragraph-rsid="001be51e"/>
    </style:style>
    <style:style style:name="P4" style:family="paragraph" style:parent-style-name="Standard">
      <style:paragraph-properties fo:text-align="start" style:justify-single-word="false"/>
      <style:text-properties officeooo:paragraph-rsid="002e3465"/>
    </style:style>
    <style:style style:name="P5" style:family="paragraph" style:parent-style-name="Standard">
      <style:paragraph-properties fo:text-align="start" style:justify-single-word="false"/>
      <style:text-properties officeooo:paragraph-rsid="002fb8ab"/>
    </style:style>
    <style:style style:name="P6" style:family="paragraph" style:parent-style-name="Standard">
      <style:paragraph-properties fo:text-align="start" style:justify-single-word="false"/>
      <style:text-properties officeooo:paragraph-rsid="0035bfbf"/>
    </style:style>
    <style:style style:name="P7" style:family="paragraph" style:parent-style-name="Standard">
      <style:paragraph-properties fo:text-align="start" style:justify-single-word="false"/>
      <style:text-properties officeooo:paragraph-rsid="004bb898"/>
    </style:style>
    <style:style style:name="P8" style:family="paragraph" style:parent-style-name="Standard">
      <style:paragraph-properties fo:text-align="start" style:justify-single-word="false"/>
      <style:text-properties officeooo:rsid="00153fdb" officeooo:paragraph-rsid="00114374"/>
    </style:style>
    <style:style style:name="P9" style:family="paragraph" style:parent-style-name="Standard">
      <style:paragraph-properties fo:text-align="start" style:justify-single-word="false"/>
      <style:text-properties officeooo:rsid="001aec33" officeooo:paragraph-rsid="00114374"/>
    </style:style>
    <style:style style:name="P10" style:family="paragraph" style:parent-style-name="Standard">
      <style:paragraph-properties fo:text-align="start" style:justify-single-word="false"/>
      <style:text-properties officeooo:rsid="001be51e" officeooo:paragraph-rsid="001be51e"/>
    </style:style>
    <style:style style:name="P11" style:family="paragraph" style:parent-style-name="Standard">
      <style:paragraph-properties fo:text-align="start" style:justify-single-word="false"/>
      <style:text-properties officeooo:rsid="001e7879" officeooo:paragraph-rsid="001be51e"/>
    </style:style>
    <style:style style:name="P12" style:family="paragraph" style:parent-style-name="Standard">
      <style:paragraph-properties fo:text-align="start" style:justify-single-word="false"/>
      <style:text-properties officeooo:rsid="00213f76" officeooo:paragraph-rsid="001be51e"/>
    </style:style>
    <style:style style:name="P13" style:family="paragraph" style:parent-style-name="Standard">
      <style:paragraph-properties fo:text-align="start" style:justify-single-word="false"/>
      <style:text-properties officeooo:rsid="00288a24" officeooo:paragraph-rsid="001be51e"/>
    </style:style>
    <style:style style:name="P14" style:family="paragraph" style:parent-style-name="Standard">
      <style:paragraph-properties fo:text-align="start" style:justify-single-word="false"/>
      <style:text-properties officeooo:rsid="0029ff91" officeooo:paragraph-rsid="001be51e"/>
    </style:style>
    <style:style style:name="P15" style:family="paragraph" style:parent-style-name="Standard">
      <style:paragraph-properties fo:text-align="start" style:justify-single-word="false"/>
      <style:text-properties officeooo:rsid="002aba08" officeooo:paragraph-rsid="001be51e"/>
    </style:style>
    <style:style style:name="P16" style:family="paragraph" style:parent-style-name="Standard">
      <style:paragraph-properties fo:text-align="start" style:justify-single-word="false"/>
      <style:text-properties officeooo:rsid="002c6e6d" officeooo:paragraph-rsid="002c6e6d"/>
    </style:style>
    <style:style style:name="P17" style:family="paragraph" style:parent-style-name="Standard">
      <style:paragraph-properties fo:text-align="start" style:justify-single-word="false"/>
      <style:text-properties officeooo:rsid="002debb2" officeooo:paragraph-rsid="002debb2"/>
    </style:style>
    <style:style style:name="P18" style:family="paragraph" style:parent-style-name="Standard">
      <style:paragraph-properties fo:text-align="start" style:justify-single-word="false"/>
      <style:text-properties officeooo:rsid="002e3465" officeooo:paragraph-rsid="002e3465"/>
    </style:style>
    <style:style style:name="P19" style:family="paragraph" style:parent-style-name="Standard">
      <style:paragraph-properties fo:text-align="start" style:justify-single-word="false"/>
      <style:text-properties officeooo:rsid="002fb8ab" officeooo:paragraph-rsid="002e3465"/>
    </style:style>
    <style:style style:name="P20" style:family="paragraph" style:parent-style-name="Standard">
      <style:paragraph-properties fo:text-align="start" style:justify-single-word="false"/>
      <style:text-properties officeooo:rsid="002fb8ab" officeooo:paragraph-rsid="002fb8ab"/>
    </style:style>
    <style:style style:name="P21" style:family="paragraph" style:parent-style-name="Standard">
      <style:paragraph-properties fo:text-align="start" style:justify-single-word="false"/>
      <style:text-properties officeooo:rsid="00327517" officeooo:paragraph-rsid="002fb8ab"/>
    </style:style>
    <style:style style:name="P22" style:family="paragraph" style:parent-style-name="Standard">
      <style:paragraph-properties fo:text-align="start" style:justify-single-word="false"/>
      <style:text-properties officeooo:rsid="00340f1f" officeooo:paragraph-rsid="002fb8ab"/>
    </style:style>
    <style:style style:name="P23" style:family="paragraph" style:parent-style-name="Standard">
      <style:paragraph-properties fo:text-align="start" style:justify-single-word="false"/>
      <style:text-properties officeooo:rsid="0035bfbf" officeooo:paragraph-rsid="002fb8ab"/>
    </style:style>
    <style:style style:name="P24" style:family="paragraph" style:parent-style-name="Standard">
      <style:paragraph-properties fo:text-align="start" style:justify-single-word="false"/>
      <style:text-properties officeooo:rsid="0035bfbf" officeooo:paragraph-rsid="0035bfbf"/>
    </style:style>
    <style:style style:name="P25" style:family="paragraph" style:parent-style-name="Standard">
      <style:paragraph-properties fo:text-align="start" style:justify-single-word="false"/>
      <style:text-properties officeooo:rsid="00371768" officeooo:paragraph-rsid="0035bfbf"/>
    </style:style>
    <style:style style:name="P26" style:family="paragraph" style:parent-style-name="Standard">
      <style:paragraph-properties fo:text-align="start" style:justify-single-word="false"/>
      <style:text-properties officeooo:rsid="0037b42e" officeooo:paragraph-rsid="002fb8ab"/>
    </style:style>
    <style:style style:name="P27" style:family="paragraph" style:parent-style-name="Standard">
      <style:paragraph-properties fo:text-align="start" style:justify-single-word="false"/>
      <style:text-properties officeooo:rsid="003aa42d" officeooo:paragraph-rsid="002fb8ab"/>
    </style:style>
    <style:style style:name="P28" style:family="paragraph" style:parent-style-name="Standard">
      <style:paragraph-properties fo:text-align="start" style:justify-single-word="false"/>
      <style:text-properties officeooo:rsid="003cc144" officeooo:paragraph-rsid="002fb8ab"/>
    </style:style>
    <style:style style:name="P29" style:family="paragraph" style:parent-style-name="Standard">
      <style:paragraph-properties fo:text-align="start" style:justify-single-word="false"/>
      <style:text-properties officeooo:rsid="003e96dc" officeooo:paragraph-rsid="002fb8ab"/>
    </style:style>
    <style:style style:name="P30" style:family="paragraph" style:parent-style-name="Standard">
      <style:paragraph-properties fo:text-align="start" style:justify-single-word="false"/>
      <style:text-properties officeooo:rsid="003f0ba6" officeooo:paragraph-rsid="002fb8ab"/>
    </style:style>
    <style:style style:name="P31" style:family="paragraph" style:parent-style-name="Standard">
      <style:paragraph-properties fo:text-align="start" style:justify-single-word="false"/>
      <style:text-properties fo:color="#000000" style:font-name="Times New Roman" fo:font-size="12pt" officeooo:rsid="0040d637" officeooo:paragraph-rsid="002fb8ab" fo:background-color="#ffffff" style:font-size-asian="12pt" style:font-size-complex="12pt"/>
    </style:style>
    <style:style style:name="P32" style:family="paragraph" style:parent-style-name="Standard">
      <style:paragraph-properties fo:text-align="start" style:justify-single-word="false"/>
      <style:text-properties fo:color="#000000" style:font-name="Times New Roman" fo:font-size="12pt" officeooo:rsid="004517c9" officeooo:paragraph-rsid="002fb8ab" fo:background-color="#ffffff" style:font-size-asian="12pt" style:font-size-complex="12pt"/>
    </style:style>
    <style:style style:name="P33" style:family="paragraph" style:parent-style-name="Standard">
      <style:paragraph-properties fo:text-align="start" style:justify-single-word="false"/>
      <style:text-properties fo:color="#000000" style:font-name="Times New Roman" fo:font-size="12pt" officeooo:rsid="004596e7" officeooo:paragraph-rsid="004596e7" fo:background-color="#ffffff" style:font-size-asian="12pt" style:font-size-complex="12pt"/>
    </style:style>
    <style:style style:name="P34" style:family="paragraph" style:parent-style-name="Standard">
      <style:paragraph-properties fo:text-align="start" style:justify-single-word="false"/>
      <style:text-properties fo:color="#000000" style:font-name="Times New Roman" fo:font-size="12pt" officeooo:rsid="0042ace4" officeooo:paragraph-rsid="002fb8ab" fo:background-color="#ffffff" style:font-size-asian="12pt" style:font-size-complex="12pt"/>
    </style:style>
    <style:style style:name="P35" style:family="paragraph" style:parent-style-name="Standard">
      <style:paragraph-properties fo:text-align="start" style:justify-single-word="false"/>
      <style:text-properties fo:color="#000000" style:font-name="Times New Roman" fo:font-size="12pt" officeooo:rsid="004a8e40" officeooo:paragraph-rsid="002fb8ab" fo:background-color="#ffffff" style:font-size-asian="12pt" style:font-size-complex="12pt"/>
    </style:style>
    <style:style style:name="P36" style:family="paragraph" style:parent-style-name="Standard">
      <style:paragraph-properties fo:text-align="start" style:justify-single-word="false"/>
      <style:text-properties fo:color="#000000" style:font-name="Times New Roman" fo:font-size="12pt" officeooo:rsid="004bb898" officeooo:paragraph-rsid="004bb898" fo:background-color="#ffffff" style:font-size-asian="12pt" style:font-size-complex="12pt"/>
    </style:style>
    <style:style style:name="P37" style:family="paragraph" style:parent-style-name="Standard">
      <style:paragraph-properties fo:text-align="start" style:justify-single-word="false"/>
      <style:text-properties fo:color="#000000" style:font-name="Times New Roman" fo:font-size="12pt" officeooo:rsid="004c50b1" officeooo:paragraph-rsid="004bb898" fo:background-color="#ffffff" style:font-size-asian="12pt" style:font-size-complex="12pt"/>
    </style:style>
    <style:style style:name="P38" style:family="paragraph" style:parent-style-name="Standard">
      <style:paragraph-properties fo:text-align="start" style:justify-single-word="false"/>
      <style:text-properties fo:color="#000000" style:font-name="Times New Roman" fo:font-size="12pt" officeooo:rsid="004c50b1" officeooo:paragraph-rsid="00571ace" fo:background-color="#ffffff" style:font-size-asian="12pt" style:font-size-complex="12pt"/>
    </style:style>
    <style:style style:name="P39" style:family="paragraph" style:parent-style-name="Standard">
      <style:paragraph-properties fo:text-align="start" style:justify-single-word="false"/>
      <style:text-properties fo:color="#000000" style:font-name="Times New Roman" fo:font-size="12pt" officeooo:rsid="004c50b1" officeooo:paragraph-rsid="00581406" fo:background-color="#ffffff" style:font-size-asian="12pt" style:font-size-complex="12pt"/>
    </style:style>
    <style:style style:name="P40" style:family="paragraph" style:parent-style-name="Standard">
      <style:paragraph-properties fo:text-align="start" style:justify-single-word="false"/>
      <style:text-properties fo:color="#000000" style:font-name="Times New Roman" fo:font-size="12pt" officeooo:rsid="004c50b1" officeooo:paragraph-rsid="00589b3c" fo:background-color="#ffffff" style:font-size-asian="12pt" style:font-size-complex="12pt"/>
    </style:style>
    <style:style style:name="P41" style:family="paragraph" style:parent-style-name="Standard">
      <style:paragraph-properties fo:text-align="start" style:justify-single-word="false"/>
      <style:text-properties fo:color="#000000" style:font-name="Times New Roman" fo:font-size="12pt" officeooo:rsid="004c50b1" officeooo:paragraph-rsid="0061f574" fo:background-color="#ffffff" style:font-size-asian="12pt" style:font-size-complex="12pt"/>
    </style:style>
    <style:style style:name="P42" style:family="paragraph" style:parent-style-name="Standard">
      <style:paragraph-properties fo:text-align="start" style:justify-single-word="false"/>
      <style:text-properties fo:color="#000000" style:font-name="Times New Roman" fo:font-size="12pt" officeooo:rsid="004c50b1" officeooo:paragraph-rsid="006662b0" fo:background-color="#ffffff" style:font-size-asian="12pt" style:font-size-complex="12pt"/>
    </style:style>
    <style:style style:name="P43" style:family="paragraph" style:parent-style-name="Standard">
      <style:paragraph-properties fo:text-align="start" style:justify-single-word="false"/>
      <style:text-properties fo:color="#000000" style:font-name="Times New Roman" fo:font-size="12pt" officeooo:rsid="004c50b1" officeooo:paragraph-rsid="00710624" fo:background-color="#ffffff" style:font-size-asian="12pt" style:font-size-complex="12pt"/>
    </style:style>
    <style:style style:name="P44" style:family="paragraph" style:parent-style-name="Standard">
      <style:paragraph-properties fo:text-align="start" style:justify-single-word="false"/>
      <style:text-properties fo:color="#000000" style:font-name="Times New Roman" fo:font-size="12pt" officeooo:rsid="004c50b1" officeooo:paragraph-rsid="0072621c" fo:background-color="#ffffff" style:font-size-asian="12pt" style:font-size-complex="12pt"/>
    </style:style>
    <style:style style:name="P45" style:family="paragraph" style:parent-style-name="Standard">
      <style:paragraph-properties fo:text-align="start" style:justify-single-word="false"/>
      <style:text-properties fo:color="#000000" style:font-name="Times New Roman" fo:font-size="12pt" officeooo:rsid="004c50b1" officeooo:paragraph-rsid="007665a3" fo:background-color="#ffffff" style:font-size-asian="12pt" style:font-size-complex="12pt"/>
    </style:style>
    <style:style style:name="P46" style:family="paragraph" style:parent-style-name="Standard">
      <style:paragraph-properties fo:text-align="start" style:justify-single-word="false"/>
      <style:text-properties fo:color="#000000" style:font-name="Times New Roman" fo:font-size="12pt" officeooo:rsid="004c50b1" officeooo:paragraph-rsid="00794f47" fo:background-color="#ffffff" style:font-size-asian="12pt" style:font-size-complex="12pt"/>
    </style:style>
    <style:style style:name="P47" style:family="paragraph" style:parent-style-name="Standard">
      <style:paragraph-properties fo:text-align="start" style:justify-single-word="false"/>
      <style:text-properties fo:color="#000000" style:font-name="Times New Roman" fo:font-size="12pt" officeooo:rsid="004c50b1" officeooo:paragraph-rsid="007abde6" fo:background-color="#ffffff" style:font-size-asian="12pt" style:font-size-complex="12pt"/>
    </style:style>
    <style:style style:name="P48" style:family="paragraph" style:parent-style-name="Standard">
      <style:paragraph-properties fo:text-align="start" style:justify-single-word="false"/>
      <style:text-properties fo:color="#000000" style:font-name="Times New Roman" fo:font-size="12pt" officeooo:rsid="004c50b1" officeooo:paragraph-rsid="007dfa65" fo:background-color="#ffffff" style:font-size-asian="12pt" style:font-size-complex="12pt"/>
    </style:style>
    <style:style style:name="P49" style:family="paragraph" style:parent-style-name="Standard">
      <style:paragraph-properties fo:text-align="start" style:justify-single-word="false"/>
      <style:text-properties fo:color="#000000" style:font-name="Times New Roman" fo:font-size="12pt" officeooo:rsid="004c50b1" officeooo:paragraph-rsid="0080d383" fo:background-color="#ffffff" style:font-size-asian="12pt" style:font-size-complex="12pt"/>
    </style:style>
    <style:style style:name="P50" style:family="paragraph" style:parent-style-name="Standard" style:master-page-name="Standard">
      <style:paragraph-properties fo:text-align="center" style:justify-single-word="false" style:page-number="auto"/>
      <style:text-properties officeooo:rsid="00114374" officeooo:paragraph-rsid="00114374"/>
    </style:style>
    <style:style style:name="P51" style:family="paragraph" style:parent-style-name="Standard">
      <style:paragraph-properties fo:text-align="start" style:justify-single-word="false"/>
      <style:text-properties fo:color="#000000" style:font-name="Times New Roman" fo:font-size="12pt" officeooo:rsid="004fd3c3" officeooo:paragraph-rsid="004bb898" fo:background-color="#ffffff" style:font-size-asian="12pt" style:font-size-complex="12pt"/>
    </style:style>
    <style:style style:name="P52" style:family="paragraph" style:parent-style-name="Standard">
      <style:paragraph-properties fo:text-align="start" style:justify-single-word="false"/>
      <style:text-properties fo:color="#000000" style:font-name="Times New Roman" fo:font-size="12pt" officeooo:rsid="00508421" officeooo:paragraph-rsid="004bb898" fo:background-color="#ffffff" style:font-size-asian="12pt" style:font-size-complex="12pt"/>
    </style:style>
    <style:style style:name="P53" style:family="paragraph" style:parent-style-name="Standard">
      <style:paragraph-properties fo:text-align="start" style:justify-single-word="false"/>
      <style:text-properties fo:color="#000000" style:font-name="Times New Roman" fo:font-size="12pt" officeooo:rsid="00527915" officeooo:paragraph-rsid="004bb898" fo:background-color="#ffffff" style:font-size-asian="12pt" style:font-size-complex="12pt"/>
    </style:style>
    <style:style style:name="P54" style:family="paragraph" style:parent-style-name="Standard">
      <style:paragraph-properties fo:text-align="start" style:justify-single-word="false"/>
      <style:text-properties fo:color="#000000" style:font-name="Times New Roman" fo:font-size="12pt" officeooo:rsid="005522e0" officeooo:paragraph-rsid="004bb898" fo:background-color="#ffffff" style:font-size-asian="12pt" style:font-size-complex="12pt"/>
    </style:style>
    <style:style style:name="P55" style:family="paragraph" style:parent-style-name="Standard">
      <style:paragraph-properties fo:text-align="start" style:justify-single-word="false"/>
      <style:text-properties fo:color="#000000" style:font-name="Times New Roman" fo:font-size="12pt" officeooo:rsid="00556a98" officeooo:paragraph-rsid="004bb898" fo:background-color="#ffffff" style:font-size-asian="12pt" style:font-size-complex="12pt"/>
    </style:style>
    <style:style style:name="P56" style:family="paragraph" style:parent-style-name="Standard">
      <style:paragraph-properties fo:text-align="start" style:justify-single-word="false"/>
      <style:text-properties fo:color="#000000" style:font-name="Times New Roman" fo:font-size="12pt" officeooo:rsid="00571ace" officeooo:paragraph-rsid="00571ace" fo:background-color="#ffffff" style:font-size-asian="12pt" style:font-size-complex="12pt"/>
    </style:style>
    <style:style style:name="P57" style:family="paragraph" style:parent-style-name="Standard">
      <style:paragraph-properties fo:text-align="start" style:justify-single-word="false"/>
      <style:text-properties fo:color="#000000" style:font-name="Times New Roman" fo:font-size="12pt" officeooo:rsid="00574b00" officeooo:paragraph-rsid="00571ace" fo:background-color="#ffffff" style:font-size-asian="12pt" style:font-size-complex="12pt"/>
    </style:style>
    <style:style style:name="P58" style:family="paragraph" style:parent-style-name="Standard">
      <style:paragraph-properties fo:text-align="start" style:justify-single-word="false"/>
      <style:text-properties fo:color="#000000" style:font-name="Times New Roman" fo:font-size="12pt" officeooo:rsid="0058984c" officeooo:paragraph-rsid="00581406" fo:background-color="#ffffff" style:font-size-asian="12pt" style:font-size-complex="12pt"/>
    </style:style>
    <style:style style:name="P59" style:family="paragraph" style:parent-style-name="Standard">
      <style:paragraph-properties fo:text-align="start" style:justify-single-word="false"/>
      <style:text-properties fo:color="#000000" style:font-name="Times New Roman" fo:font-size="12pt" officeooo:rsid="00589b3c" officeooo:paragraph-rsid="00589b3c" fo:background-color="#ffffff" style:font-size-asian="12pt" style:font-size-complex="12pt"/>
    </style:style>
    <style:style style:name="P60" style:family="paragraph" style:parent-style-name="Standard">
      <style:paragraph-properties fo:text-align="start" style:justify-single-word="false"/>
      <style:text-properties fo:color="#000000" style:font-name="Times New Roman" fo:font-size="12pt" officeooo:rsid="005b35d2" officeooo:paragraph-rsid="00589b3c" fo:background-color="#ffffff" style:font-size-asian="12pt" style:font-size-complex="12pt"/>
    </style:style>
    <style:style style:name="P61" style:family="paragraph" style:parent-style-name="Standard">
      <style:paragraph-properties fo:text-align="start" style:justify-single-word="false"/>
      <style:text-properties fo:color="#000000" style:font-name="Times New Roman" fo:font-size="12pt" officeooo:rsid="005da040" officeooo:paragraph-rsid="00589b3c" fo:background-color="#ffffff" style:font-size-asian="12pt" style:font-size-complex="12pt"/>
    </style:style>
    <style:style style:name="P62" style:family="paragraph" style:parent-style-name="Standard">
      <style:paragraph-properties fo:text-align="start" style:justify-single-word="false"/>
      <style:text-properties fo:color="#000000" style:font-name="Times New Roman" fo:font-size="12pt" officeooo:rsid="005dabc6" officeooo:paragraph-rsid="00589b3c" fo:background-color="#ffffff" style:font-size-asian="12pt" style:font-size-complex="12pt"/>
    </style:style>
    <style:style style:name="P63" style:family="paragraph" style:parent-style-name="Standard">
      <style:paragraph-properties fo:text-align="start" style:justify-single-word="false"/>
      <style:text-properties fo:color="#000000" style:font-name="Times New Roman" fo:font-size="12pt" officeooo:rsid="00600624" officeooo:paragraph-rsid="00589b3c" fo:background-color="#ffffff" style:font-size-asian="12pt" style:font-size-complex="12pt"/>
    </style:style>
    <style:style style:name="P64" style:family="paragraph" style:parent-style-name="Standard">
      <style:paragraph-properties fo:text-align="start" style:justify-single-word="false"/>
      <style:text-properties fo:color="#000000" style:font-name="Times New Roman" fo:font-size="12pt" officeooo:rsid="0061f574" officeooo:paragraph-rsid="0061f574" fo:background-color="#ffffff" style:font-size-asian="12pt" style:font-size-complex="12pt"/>
    </style:style>
    <style:style style:name="P65" style:family="paragraph" style:parent-style-name="Standard">
      <style:paragraph-properties fo:text-align="start" style:justify-single-word="false"/>
      <style:text-properties fo:color="#000000" style:font-name="Times New Roman" fo:font-size="12pt" officeooo:rsid="0064e65f" officeooo:paragraph-rsid="0061f574" fo:background-color="#ffffff" style:font-size-asian="12pt" style:font-size-complex="12pt"/>
    </style:style>
    <style:style style:name="P66" style:family="paragraph" style:parent-style-name="Standard">
      <style:paragraph-properties fo:text-align="start" style:justify-single-word="false"/>
      <style:text-properties fo:color="#000000" style:font-name="Times New Roman" fo:font-size="12pt" officeooo:rsid="006662b0" officeooo:paragraph-rsid="006662b0" fo:background-color="#ffffff" style:font-size-asian="12pt" style:font-size-complex="12pt"/>
    </style:style>
    <style:style style:name="P67" style:family="paragraph" style:parent-style-name="Standard">
      <style:paragraph-properties fo:text-align="start" style:justify-single-word="false"/>
      <style:text-properties fo:color="#000000" style:font-name="Times New Roman" fo:font-size="12pt" officeooo:rsid="006da9b1" officeooo:paragraph-rsid="006662b0" fo:background-color="#ffffff" style:font-size-asian="12pt" style:font-size-complex="12pt"/>
    </style:style>
    <style:style style:name="P68" style:family="paragraph" style:parent-style-name="Standard">
      <style:paragraph-properties fo:text-align="start" style:justify-single-word="false"/>
      <style:text-properties fo:color="#000000" style:font-name="Times New Roman" fo:font-size="12pt" officeooo:rsid="006da9b1" officeooo:paragraph-rsid="006da9b1" fo:background-color="#ffffff" style:font-size-asian="12pt" style:font-size-complex="12pt"/>
    </style:style>
    <style:style style:name="P69" style:family="paragraph" style:parent-style-name="Standard">
      <style:paragraph-properties fo:text-align="start" style:justify-single-word="false"/>
      <style:text-properties fo:color="#000000" style:font-name="Times New Roman" fo:font-size="12pt" officeooo:rsid="006f7277" officeooo:paragraph-rsid="006662b0" fo:background-color="#ffffff" style:font-size-asian="12pt" style:font-size-complex="12pt"/>
    </style:style>
    <style:style style:name="P70" style:family="paragraph" style:parent-style-name="Standard">
      <style:paragraph-properties fo:text-align="start" style:justify-single-word="false"/>
      <style:text-properties fo:color="#000000" style:font-name="Times New Roman" fo:font-size="12pt" officeooo:rsid="007665a3" officeooo:paragraph-rsid="007665a3" fo:background-color="#ffffff" style:font-size-asian="12pt" style:font-size-complex="12pt"/>
    </style:style>
    <style:style style:name="P71" style:family="paragraph" style:parent-style-name="Standard">
      <style:paragraph-properties fo:text-align="start" style:justify-single-word="false"/>
      <style:text-properties fo:color="#000000" style:font-name="Times New Roman" fo:font-size="12pt" officeooo:rsid="00777776" officeooo:paragraph-rsid="007665a3" fo:background-color="#ffffff" style:font-size-asian="12pt" style:font-size-complex="12pt"/>
    </style:style>
    <style:style style:name="P72" style:family="paragraph" style:parent-style-name="Standard">
      <style:paragraph-properties fo:text-align="start" style:justify-single-word="false"/>
      <style:text-properties fo:color="#000000" style:font-name="Times New Roman" fo:font-size="12pt" officeooo:rsid="00784621" officeooo:paragraph-rsid="007665a3" fo:background-color="#ffffff" style:font-size-asian="12pt" style:font-size-complex="12pt"/>
    </style:style>
    <style:style style:name="P73" style:family="paragraph" style:parent-style-name="Standard">
      <style:paragraph-properties fo:text-align="start" style:justify-single-word="false"/>
      <style:text-properties fo:color="#000000" style:font-name="Times New Roman" fo:font-size="12pt" officeooo:rsid="00794f47" officeooo:paragraph-rsid="00794f47" fo:background-color="#ffffff" style:font-size-asian="12pt" style:font-size-complex="12pt"/>
    </style:style>
    <style:style style:name="P74" style:family="paragraph" style:parent-style-name="Standard">
      <style:paragraph-properties fo:text-align="start" style:justify-single-word="false"/>
      <style:text-properties fo:color="#000000" style:font-name="Times New Roman" fo:font-size="12pt" officeooo:rsid="007abde6" officeooo:paragraph-rsid="007abde6" fo:background-color="#ffffff" style:font-size-asian="12pt" style:font-size-complex="12pt"/>
    </style:style>
    <style:style style:name="P75" style:family="paragraph" style:parent-style-name="Standard">
      <style:paragraph-properties fo:text-align="start" style:justify-single-word="false"/>
      <style:text-properties fo:color="#000000" style:font-name="Times New Roman" fo:font-size="12pt" officeooo:rsid="007d5aa5" officeooo:paragraph-rsid="007abde6" fo:background-color="#ffffff" style:font-size-asian="12pt" style:font-size-complex="12pt"/>
    </style:style>
    <style:style style:name="P76" style:family="paragraph" style:parent-style-name="Standard">
      <style:paragraph-properties fo:text-align="start" style:justify-single-word="false"/>
      <style:text-properties fo:color="#000000" style:font-name="Times New Roman" fo:font-size="12pt" officeooo:rsid="007dfa65" officeooo:paragraph-rsid="007dfa65" fo:background-color="#ffffff" style:font-size-asian="12pt" style:font-size-complex="12pt"/>
    </style:style>
    <style:style style:name="P77" style:family="paragraph" style:parent-style-name="Standard">
      <style:paragraph-properties fo:text-align="start" style:justify-single-word="false"/>
      <style:text-properties fo:color="#000000" style:font-name="Times New Roman" fo:font-size="12pt" officeooo:rsid="0080d383" officeooo:paragraph-rsid="0080d383" fo:background-color="#ffffff" style:font-size-asian="12pt" style:font-size-complex="12pt"/>
    </style:style>
    <style:style style:name="P78" style:family="paragraph" style:parent-style-name="Standard">
      <style:paragraph-properties fo:text-align="start" style:justify-single-word="false"/>
      <style:text-properties fo:color="#000000" style:font-name="Times New Roman" fo:font-size="12pt" officeooo:rsid="00821ed0" officeooo:paragraph-rsid="0080d383" fo:background-color="#ffffff" style:font-size-asian="12pt" style:font-size-complex="12pt"/>
    </style:style>
    <style:style style:name="P79" style:family="paragraph" style:parent-style-name="Standard">
      <style:paragraph-properties fo:text-align="start" style:justify-single-word="false"/>
      <style:text-properties fo:color="#000000" style:font-name="Times New Roman" fo:font-size="12pt" officeooo:rsid="004c50b1" officeooo:paragraph-rsid="0080d383" fo:background-color="#ffffff" style:font-size-asian="12pt" style:font-size-complex="12pt"/>
    </style:style>
    <style:style style:name="P80" style:family="paragraph" style:parent-style-name="Standard">
      <style:paragraph-properties fo:text-align="start" style:justify-single-word="false"/>
      <style:text-properties fo:color="#000000" style:font-name="Times New Roman" fo:font-size="12pt" officeooo:rsid="004c50b1" officeooo:paragraph-rsid="0089d5c5" fo:background-color="#ffffff" style:font-size-asian="12pt" style:font-size-complex="12pt"/>
    </style:style>
    <style:style style:name="P81" style:family="paragraph" style:parent-style-name="Standard">
      <style:paragraph-properties fo:text-align="start" style:justify-single-word="false"/>
      <style:text-properties fo:color="#000000" style:font-name="Times New Roman" fo:font-size="12pt" officeooo:rsid="004c50b1" officeooo:paragraph-rsid="00928b88" fo:background-color="#ffffff" style:font-size-asian="12pt" style:font-size-complex="12pt"/>
    </style:style>
    <style:style style:name="P82" style:family="paragraph" style:parent-style-name="Standard">
      <style:paragraph-properties fo:text-align="start" style:justify-single-word="false"/>
      <style:text-properties fo:color="#000000" style:font-name="Times New Roman" fo:font-size="12pt" officeooo:rsid="004c50b1" officeooo:paragraph-rsid="00967dfb" fo:background-color="#ffffff" style:font-size-asian="12pt" style:font-size-complex="12pt"/>
    </style:style>
    <style:style style:name="P83" style:family="paragraph" style:parent-style-name="Standard">
      <style:paragraph-properties fo:text-align="start" style:justify-single-word="false"/>
      <style:text-properties fo:color="#000000" style:font-name="Times New Roman" fo:font-size="12pt" officeooo:rsid="004c50b1" officeooo:paragraph-rsid="0096f402" fo:background-color="#ffffff" style:font-size-asian="12pt" style:font-size-complex="12pt"/>
    </style:style>
    <style:style style:name="P84" style:family="paragraph" style:parent-style-name="Standard">
      <style:paragraph-properties fo:text-align="start" style:justify-single-word="false"/>
      <style:text-properties fo:color="#000000" style:font-name="Times New Roman" fo:font-size="12pt" officeooo:rsid="004c50b1" officeooo:paragraph-rsid="009d11ca" fo:background-color="#ffffff" style:font-size-asian="12pt" style:font-size-complex="12pt"/>
    </style:style>
    <style:style style:name="P85" style:family="paragraph" style:parent-style-name="Standard">
      <style:paragraph-properties fo:text-align="start" style:justify-single-word="false"/>
      <style:text-properties fo:color="#000000" style:font-name="Times New Roman" fo:font-size="12pt" officeooo:rsid="004c50b1" officeooo:paragraph-rsid="009e1305" fo:background-color="#ffffff" style:font-size-asian="12pt" style:font-size-complex="12pt"/>
    </style:style>
    <style:style style:name="P86" style:family="paragraph" style:parent-style-name="Standard">
      <style:paragraph-properties fo:text-align="start" style:justify-single-word="false"/>
      <style:text-properties fo:color="#000000" style:font-name="Times New Roman" fo:font-size="12pt" officeooo:rsid="004c50b1" officeooo:paragraph-rsid="00a2a120" fo:background-color="#ffffff" style:font-size-asian="12pt" style:font-size-complex="12pt"/>
    </style:style>
    <style:style style:name="P87" style:family="paragraph" style:parent-style-name="Standard">
      <style:paragraph-properties fo:text-align="start" style:justify-single-word="false"/>
      <style:text-properties fo:color="#000000" style:font-name="Times New Roman" fo:font-size="12pt" officeooo:rsid="004c50b1" officeooo:paragraph-rsid="00a60501" fo:background-color="#ffffff" style:font-size-asian="12pt" style:font-size-complex="12pt"/>
    </style:style>
    <style:style style:name="P88" style:family="paragraph" style:parent-style-name="Standard">
      <style:paragraph-properties fo:text-align="start" style:justify-single-word="false"/>
      <style:text-properties fo:color="#000000" style:font-name="Times New Roman" fo:font-size="12pt" officeooo:rsid="004c50b1" officeooo:paragraph-rsid="00a943b7" fo:background-color="#ffffff" style:font-size-asian="12pt" style:font-size-complex="12pt"/>
    </style:style>
    <style:style style:name="P89" style:family="paragraph" style:parent-style-name="Standard">
      <style:paragraph-properties fo:text-align="start" style:justify-single-word="false"/>
      <style:text-properties fo:color="#000000" style:font-name="Times New Roman" fo:font-size="12pt" officeooo:rsid="004c50b1" officeooo:paragraph-rsid="00b0b3ac" fo:background-color="#ffffff" style:font-size-asian="12pt" style:font-size-complex="12pt"/>
    </style:style>
    <style:style style:name="P90" style:family="paragraph" style:parent-style-name="Standard">
      <style:paragraph-properties fo:text-align="start" style:justify-single-word="false"/>
      <style:text-properties fo:color="#000000" style:font-name="Times New Roman" fo:font-size="12pt" officeooo:rsid="004c50b1" officeooo:paragraph-rsid="00bc9260" fo:background-color="#ffffff" style:font-size-asian="12pt" style:font-size-complex="12pt"/>
    </style:style>
    <style:style style:name="P91" style:family="paragraph" style:parent-style-name="Standard">
      <style:paragraph-properties fo:text-align="start" style:justify-single-word="false"/>
      <style:text-properties fo:color="#000000" style:font-name="Times New Roman" fo:font-size="12pt" officeooo:rsid="004c50b1" officeooo:paragraph-rsid="00cc9bc6" fo:background-color="#ffffff" style:font-size-asian="12pt" style:font-size-complex="12pt"/>
    </style:style>
    <style:style style:name="P92" style:family="paragraph" style:parent-style-name="Standard">
      <style:paragraph-properties fo:text-align="start" style:justify-single-word="false"/>
      <style:text-properties fo:color="#000000" style:font-name="Times New Roman" fo:font-size="12pt" officeooo:rsid="004c50b1" officeooo:paragraph-rsid="00d0b2dc" fo:background-color="#ffffff" style:font-size-asian="12pt" style:font-size-complex="12pt"/>
    </style:style>
    <style:style style:name="T1" style:family="text">
      <style:text-properties officeooo:rsid="00114374"/>
    </style:style>
    <style:style style:name="T2" style:family="text">
      <style:text-properties officeooo:rsid="0011a988"/>
    </style:style>
    <style:style style:name="T3" style:family="text">
      <style:text-properties officeooo:rsid="00132761"/>
    </style:style>
    <style:style style:name="T4" style:family="text">
      <style:text-properties officeooo:rsid="001380e2"/>
    </style:style>
    <style:style style:name="T5" style:family="text">
      <style:text-properties officeooo:rsid="00143183"/>
    </style:style>
    <style:style style:name="T6" style:family="text">
      <style:text-properties officeooo:rsid="00153fdb"/>
    </style:style>
    <style:style style:name="T7" style:family="text">
      <style:text-properties officeooo:rsid="001704b7"/>
    </style:style>
    <style:style style:name="T8" style:family="text">
      <style:text-properties officeooo:rsid="0017ab1c"/>
    </style:style>
    <style:style style:name="T9" style:family="text">
      <style:text-properties officeooo:rsid="00196d49"/>
    </style:style>
    <style:style style:name="T10" style:family="text">
      <style:text-properties officeooo:rsid="001aec33"/>
    </style:style>
    <style:style style:name="T11" style:family="text">
      <style:text-properties officeooo:rsid="001be51e"/>
    </style:style>
    <style:style style:name="T12" style:family="text">
      <style:text-properties officeooo:rsid="001cfb5d"/>
    </style:style>
    <style:style style:name="T13" style:family="text">
      <style:text-properties officeooo:rsid="001e7879"/>
    </style:style>
    <style:style style:name="T14" style:family="text">
      <style:text-properties officeooo:rsid="00213f76"/>
    </style:style>
    <style:style style:name="T15" style:family="text">
      <style:text-properties officeooo:rsid="00236a07"/>
    </style:style>
    <style:style style:name="T16" style:family="text">
      <style:text-properties officeooo:rsid="0023a0c4"/>
    </style:style>
    <style:style style:name="T17" style:family="text">
      <style:text-properties officeooo:rsid="002435ca"/>
    </style:style>
    <style:style style:name="T18" style:family="text">
      <style:text-properties officeooo:rsid="00245634"/>
    </style:style>
    <style:style style:name="T19" style:family="text">
      <style:text-properties officeooo:rsid="0024f20c"/>
    </style:style>
    <style:style style:name="T20" style:family="text">
      <style:text-properties officeooo:rsid="0026243d"/>
    </style:style>
    <style:style style:name="T21" style:family="text">
      <style:text-properties officeooo:rsid="00278f36"/>
    </style:style>
    <style:style style:name="T22" style:family="text">
      <style:text-properties officeooo:rsid="00288a24"/>
    </style:style>
    <style:style style:name="T23" style:family="text">
      <style:text-properties officeooo:rsid="0029ff91"/>
    </style:style>
    <style:style style:name="T24" style:family="text">
      <style:text-properties officeooo:rsid="002aba08"/>
    </style:style>
    <style:style style:name="T25" style:family="text">
      <style:text-properties officeooo:rsid="002e3465"/>
    </style:style>
    <style:style style:name="T26" style:family="text">
      <style:text-properties officeooo:rsid="002fb8ab"/>
    </style:style>
    <style:style style:name="T27" style:family="text">
      <style:text-properties officeooo:rsid="00316e0e"/>
    </style:style>
    <style:style style:name="T28" style:family="text">
      <style:text-properties officeooo:rsid="00327517"/>
    </style:style>
    <style:style style:name="T29" style:family="text">
      <style:text-properties officeooo:rsid="00340f1f"/>
    </style:style>
    <style:style style:name="T30" style:family="text">
      <style:text-properties officeooo:rsid="0035bfbf"/>
    </style:style>
    <style:style style:name="T31" style:family="text">
      <style:text-properties officeooo:rsid="0036b153"/>
    </style:style>
    <style:style style:name="T32" style:family="text">
      <style:text-properties officeooo:rsid="00371768"/>
    </style:style>
    <style:style style:name="T33" style:family="text">
      <style:text-properties officeooo:rsid="0037b42e"/>
    </style:style>
    <style:style style:name="T34" style:family="text">
      <style:text-properties officeooo:rsid="0039a944"/>
    </style:style>
    <style:style style:name="T35" style:family="text">
      <style:text-properties officeooo:rsid="0039d1ca"/>
    </style:style>
    <style:style style:name="T36" style:family="text">
      <style:text-properties officeooo:rsid="003aa42d"/>
    </style:style>
    <style:style style:name="T37" style:family="text">
      <style:text-properties officeooo:rsid="003b89bb"/>
    </style:style>
    <style:style style:name="T38" style:family="text">
      <style:text-properties officeooo:rsid="003cc144"/>
    </style:style>
    <style:style style:name="T39" style:family="text">
      <style:text-properties officeooo:rsid="003e2ec5"/>
    </style:style>
    <style:style style:name="T40" style:family="text">
      <style:text-properties officeooo:rsid="003e96dc"/>
    </style:style>
    <style:style style:name="T41" style:family="text">
      <style:text-properties officeooo:rsid="003f0ba6"/>
    </style:style>
    <style:style style:name="T42" style:family="text">
      <style:text-properties fo:color="#000000" style:font-name="Times New Roman" fo:font-size="12pt" fo:background-color="#ffffff" style:font-size-asian="12pt" style:font-size-complex="12pt"/>
    </style:style>
    <style:style style:name="T43" style:family="text">
      <style:text-properties fo:color="#000000" style:font-name="Times New Roman" fo:font-size="12pt" officeooo:rsid="003f0ba6" fo:background-color="#ffffff" style:font-size-asian="12pt" style:font-size-complex="12pt"/>
    </style:style>
    <style:style style:name="T44" style:family="text">
      <style:text-properties fo:color="#000000" style:font-name="Times New Roman" fo:font-size="12pt" officeooo:rsid="003f6119" fo:background-color="#ffffff" style:font-size-asian="12pt" style:font-size-complex="12pt"/>
    </style:style>
    <style:style style:name="T45" style:family="text">
      <style:text-properties fo:color="#000000" style:font-name="Times New Roman" fo:font-size="12pt" officeooo:rsid="0040d637" fo:background-color="#ffffff" style:font-size-asian="12pt" style:font-size-complex="12pt"/>
    </style:style>
    <style:style style:name="T46" style:family="text">
      <style:text-properties fo:color="#000000" style:font-name="Times New Roman" fo:font-size="12pt" officeooo:rsid="0042ace4" fo:background-color="#ffffff" style:font-size-asian="12pt" style:font-size-complex="12pt"/>
    </style:style>
    <style:style style:name="T47" style:family="text">
      <style:text-properties fo:color="#000000" style:font-name="Times New Roman" fo:font-size="12pt" officeooo:rsid="0043cad3" fo:background-color="#ffffff" style:font-size-asian="12pt" style:font-size-complex="12pt"/>
    </style:style>
    <style:style style:name="T48" style:family="text">
      <style:text-properties fo:color="#000000" style:font-name="Times New Roman" fo:font-size="12pt" officeooo:rsid="004517c9" fo:background-color="#ffffff" style:font-size-asian="12pt" style:font-size-complex="12pt"/>
    </style:style>
    <style:style style:name="T49" style:family="text">
      <style:text-properties fo:color="#000000" style:font-name="Times New Roman" fo:font-size="12pt" officeooo:rsid="004596e7" fo:background-color="#ffffff" style:font-size-asian="12pt" style:font-size-complex="12pt"/>
    </style:style>
    <style:style style:name="T50" style:family="text">
      <style:text-properties fo:color="#000000" style:font-name="Times New Roman" fo:font-size="12pt" officeooo:rsid="0046c869" fo:background-color="#ffffff" style:font-size-asian="12pt" style:font-size-complex="12pt"/>
    </style:style>
    <style:style style:name="T51" style:family="text">
      <style:text-properties fo:color="#000000" style:font-name="Times New Roman" fo:font-size="12pt" officeooo:rsid="00476bac" fo:background-color="#ffffff" style:font-size-asian="12pt" style:font-size-complex="12pt"/>
    </style:style>
    <style:style style:name="T52" style:family="text">
      <style:text-properties fo:color="#000000" style:font-name="Times New Roman" fo:font-size="12pt" officeooo:rsid="0047e629" fo:background-color="#ffffff" style:font-size-asian="12pt" style:font-size-complex="12pt"/>
    </style:style>
    <style:style style:name="T53" style:family="text">
      <style:text-properties fo:color="#000000" style:font-name="Times New Roman" fo:font-size="12pt" officeooo:rsid="00498a24" fo:background-color="#ffffff" style:font-size-asian="12pt" style:font-size-complex="12pt"/>
    </style:style>
    <style:style style:name="T54" style:family="text">
      <style:text-properties fo:color="#000000" style:font-name="Times New Roman" fo:font-size="12pt" officeooo:rsid="004a4219" fo:background-color="#ffffff" style:font-size-asian="12pt" style:font-size-complex="12pt"/>
    </style:style>
    <style:style style:name="T55" style:family="text">
      <style:text-properties fo:color="#000000" style:font-name="Times New Roman" fo:font-size="12pt" officeooo:rsid="004a8e40" fo:background-color="#ffffff" style:font-size-asian="12pt" style:font-size-complex="12pt"/>
    </style:style>
    <style:style style:name="T56" style:family="text">
      <style:text-properties fo:color="#000000" style:font-name="Times New Roman" fo:font-size="12pt" officeooo:rsid="004bb898" fo:background-color="#ffffff" style:font-size-asian="12pt" style:font-size-complex="12pt"/>
    </style:style>
    <style:style style:name="T57" style:family="text">
      <style:text-properties fo:color="#000000" style:font-name="Times New Roman" fo:font-size="12pt" officeooo:rsid="004c50b1" fo:background-color="#ffffff" style:font-size-asian="12pt" style:font-size-complex="12pt"/>
    </style:style>
    <style:style style:name="T58" style:family="text">
      <style:text-properties fo:color="#000000" style:font-name="Times New Roman" fo:font-size="12pt" fo:font-weight="bold" fo:background-color="#ffffff" style:font-size-asian="12pt" style:font-weight-asian="bold" style:font-size-complex="12pt"/>
    </style:style>
    <style:style style:name="T59" style:family="text">
      <style:text-properties officeooo:rsid="004d6466"/>
    </style:style>
    <style:style style:name="T60" style:family="text">
      <style:text-properties officeooo:rsid="004f364c"/>
    </style:style>
    <style:style style:name="T61" style:family="text">
      <style:text-properties officeooo:rsid="004fd3c3"/>
    </style:style>
    <style:style style:name="T62" style:family="text">
      <style:text-properties officeooo:rsid="00508421"/>
    </style:style>
    <style:style style:name="T63" style:family="text">
      <style:text-properties officeooo:rsid="00527915"/>
    </style:style>
    <style:style style:name="T64" style:family="text">
      <style:text-properties officeooo:rsid="0053b779"/>
    </style:style>
    <style:style style:name="T65" style:family="text">
      <style:text-properties officeooo:rsid="005522e0"/>
    </style:style>
    <style:style style:name="T66" style:family="text">
      <style:text-properties officeooo:rsid="00556a98"/>
    </style:style>
    <style:style style:name="T67" style:family="text">
      <style:text-properties officeooo:rsid="00571ace"/>
    </style:style>
    <style:style style:name="T68" style:family="text">
      <style:text-properties officeooo:rsid="00574b00"/>
    </style:style>
    <style:style style:name="T69" style:family="text">
      <style:text-properties officeooo:rsid="00581406"/>
    </style:style>
    <style:style style:name="T70" style:family="text">
      <style:text-properties officeooo:rsid="0058984c"/>
    </style:style>
    <style:style style:name="T71" style:family="text">
      <style:text-properties officeooo:rsid="00589b3c"/>
    </style:style>
    <style:style style:name="T72" style:family="text">
      <style:text-properties officeooo:rsid="0059fc85"/>
    </style:style>
    <style:style style:name="T73" style:family="text">
      <style:text-properties officeooo:rsid="005a0254"/>
    </style:style>
    <style:style style:name="T74" style:family="text">
      <style:text-properties officeooo:rsid="005b35d2"/>
    </style:style>
    <style:style style:name="T75" style:family="text">
      <style:text-properties officeooo:rsid="005c43a2"/>
    </style:style>
    <style:style style:name="T76" style:family="text">
      <style:text-properties officeooo:rsid="005da040"/>
    </style:style>
    <style:style style:name="T77" style:family="text">
      <style:text-properties officeooo:rsid="005dabc6"/>
    </style:style>
    <style:style style:name="T78" style:family="text">
      <style:text-properties officeooo:rsid="005e8aef"/>
    </style:style>
    <style:style style:name="T79" style:family="text">
      <style:text-properties officeooo:rsid="005ec77a"/>
    </style:style>
    <style:style style:name="T80" style:family="text">
      <style:text-properties officeooo:rsid="00600624"/>
    </style:style>
    <style:style style:name="T81" style:family="text">
      <style:text-properties officeooo:rsid="0061f574"/>
    </style:style>
    <style:style style:name="T82" style:family="text">
      <style:text-properties officeooo:rsid="0063a7b0"/>
    </style:style>
    <style:style style:name="T83" style:family="text">
      <style:text-properties officeooo:rsid="0064e65f"/>
    </style:style>
    <style:style style:name="T84" style:family="text">
      <style:text-properties officeooo:rsid="006662b0"/>
    </style:style>
    <style:style style:name="T85" style:family="text">
      <style:text-properties officeooo:rsid="00667fdc"/>
    </style:style>
    <style:style style:name="T86" style:family="text">
      <style:text-properties officeooo:rsid="0068f217"/>
    </style:style>
    <style:style style:name="T87" style:family="text">
      <style:text-properties officeooo:rsid="00693b2b"/>
    </style:style>
    <style:style style:name="T88" style:family="text">
      <style:text-properties officeooo:rsid="006d44f8"/>
    </style:style>
    <style:style style:name="T89" style:family="text">
      <style:text-properties officeooo:rsid="006da9b1"/>
    </style:style>
    <style:style style:name="T90" style:family="text">
      <style:text-properties officeooo:rsid="006f7277"/>
    </style:style>
    <style:style style:name="T91" style:family="text">
      <style:text-properties officeooo:rsid="00710624"/>
    </style:style>
    <style:style style:name="T92" style:family="text">
      <style:text-properties officeooo:rsid="0072621c"/>
    </style:style>
    <style:style style:name="T93" style:family="text">
      <style:text-properties officeooo:rsid="0074b907"/>
    </style:style>
    <style:style style:name="T94" style:family="text">
      <style:text-properties officeooo:rsid="007665a3"/>
    </style:style>
    <style:style style:name="T95" style:family="text">
      <style:text-properties officeooo:rsid="00777776"/>
    </style:style>
    <style:style style:name="T96" style:family="text">
      <style:text-properties officeooo:rsid="00784621"/>
    </style:style>
    <style:style style:name="T97" style:family="text">
      <style:text-properties officeooo:rsid="00794f47"/>
    </style:style>
    <style:style style:name="T98" style:family="text">
      <style:text-properties officeooo:rsid="007965b7"/>
    </style:style>
    <style:style style:name="T99" style:family="text">
      <style:text-properties officeooo:rsid="007a9c8d"/>
    </style:style>
    <style:style style:name="T100" style:family="text">
      <style:text-properties officeooo:rsid="007abde6"/>
    </style:style>
    <style:style style:name="T101" style:family="text">
      <style:text-properties officeooo:rsid="007bb456"/>
    </style:style>
    <style:style style:name="T102" style:family="text">
      <style:text-properties officeooo:rsid="007d5aa5"/>
    </style:style>
    <style:style style:name="T103" style:family="text">
      <style:text-properties officeooo:rsid="007dfa65"/>
    </style:style>
    <style:style style:name="T104" style:family="text">
      <style:text-properties officeooo:rsid="007ed884"/>
    </style:style>
    <style:style style:name="T105" style:family="text">
      <style:text-properties officeooo:rsid="0080d383"/>
    </style:style>
    <style:style style:name="T106" style:family="text">
      <style:text-properties officeooo:rsid="00821ed0"/>
    </style:style>
    <style:style style:name="T107" style:family="text">
      <style:text-properties officeooo:rsid="0083d49b"/>
    </style:style>
    <style:style style:name="T108" style:family="text">
      <style:text-properties officeooo:rsid="00848d1f"/>
    </style:style>
    <style:style style:name="T109" style:family="text">
      <style:text-properties officeooo:rsid="0085ca31"/>
    </style:style>
    <style:style style:name="T110" style:family="text">
      <style:text-properties officeooo:rsid="00868365"/>
    </style:style>
    <style:style style:name="T111" style:family="text">
      <style:text-properties officeooo:rsid="00874253"/>
    </style:style>
    <style:style style:name="T112" style:family="text">
      <style:text-properties officeooo:rsid="0087641d"/>
    </style:style>
    <style:style style:name="T113" style:family="text">
      <style:text-properties officeooo:rsid="00891adf"/>
    </style:style>
    <style:style style:name="T114" style:family="text">
      <style:text-properties officeooo:rsid="0089d5c5"/>
    </style:style>
    <style:style style:name="T115" style:family="text">
      <style:text-properties officeooo:rsid="008a9a99"/>
    </style:style>
    <style:style style:name="T116" style:family="text">
      <style:text-properties officeooo:rsid="008c24b0"/>
    </style:style>
    <style:style style:name="T117" style:family="text">
      <style:text-properties officeooo:rsid="008dd79e"/>
    </style:style>
    <style:style style:name="T118" style:family="text">
      <style:text-properties officeooo:rsid="008e09e3"/>
    </style:style>
    <style:style style:name="T119" style:family="text">
      <style:text-properties officeooo:rsid="008eb8a0"/>
    </style:style>
    <style:style style:name="T120" style:family="text">
      <style:text-properties officeooo:rsid="008fedce"/>
    </style:style>
    <style:style style:name="T121" style:family="text">
      <style:text-properties officeooo:rsid="0091e154"/>
    </style:style>
    <style:style style:name="T122" style:family="text">
      <style:text-properties officeooo:rsid="00928b88"/>
    </style:style>
    <style:style style:name="T123" style:family="text">
      <style:text-properties officeooo:rsid="0093299f"/>
    </style:style>
    <style:style style:name="T124" style:family="text">
      <style:text-properties officeooo:rsid="00951a60"/>
    </style:style>
    <style:style style:name="T125" style:family="text">
      <style:text-properties officeooo:rsid="00954aa9"/>
    </style:style>
    <style:style style:name="T126" style:family="text">
      <style:text-properties officeooo:rsid="00967dfb"/>
    </style:style>
    <style:style style:name="T127" style:family="text">
      <style:text-properties officeooo:rsid="0096d986"/>
    </style:style>
    <style:style style:name="T128" style:family="text">
      <style:text-properties officeooo:rsid="0096f402"/>
    </style:style>
    <style:style style:name="T129" style:family="text">
      <style:text-properties officeooo:rsid="00976928"/>
    </style:style>
    <style:style style:name="T130" style:family="text">
      <style:text-properties officeooo:rsid="009923a9"/>
    </style:style>
    <style:style style:name="T131" style:family="text">
      <style:text-properties officeooo:rsid="0099476a"/>
    </style:style>
    <style:style style:name="T132" style:family="text">
      <style:text-properties officeooo:rsid="009d11ca"/>
    </style:style>
    <style:style style:name="T133" style:family="text">
      <style:text-properties officeooo:rsid="009e1305"/>
    </style:style>
    <style:style style:name="T134" style:family="text">
      <style:text-properties officeooo:rsid="009eef1b"/>
    </style:style>
    <style:style style:name="T135" style:family="text">
      <style:text-properties officeooo:rsid="00a0b3fb"/>
    </style:style>
    <style:style style:name="T136" style:family="text">
      <style:text-properties officeooo:rsid="00a2a120"/>
    </style:style>
    <style:style style:name="T137" style:family="text">
      <style:text-properties officeooo:rsid="00a3920a"/>
    </style:style>
    <style:style style:name="T138" style:family="text">
      <style:text-properties officeooo:rsid="00a47ed8"/>
    </style:style>
    <style:style style:name="T139" style:family="text">
      <style:text-properties officeooo:rsid="00a5efd7"/>
    </style:style>
    <style:style style:name="T140" style:family="text">
      <style:text-properties officeooo:rsid="00a60501"/>
    </style:style>
    <style:style style:name="T141" style:family="text">
      <style:text-properties officeooo:rsid="00a65952"/>
    </style:style>
    <style:style style:name="T142" style:family="text">
      <style:text-properties officeooo:rsid="00a7ecb5"/>
    </style:style>
    <style:style style:name="T143" style:family="text">
      <style:text-properties officeooo:rsid="00a90bc7"/>
    </style:style>
    <style:style style:name="T144" style:family="text">
      <style:text-properties officeooo:rsid="00a943b7"/>
    </style:style>
    <style:style style:name="T145" style:family="text">
      <style:text-properties officeooo:rsid="00a9deda"/>
    </style:style>
    <style:style style:name="T146" style:family="text">
      <style:text-properties officeooo:rsid="00ac17d7"/>
    </style:style>
    <style:style style:name="T147" style:family="text">
      <style:text-properties officeooo:rsid="00adaddf"/>
    </style:style>
    <style:style style:name="T148" style:family="text">
      <style:text-properties officeooo:rsid="00adf10d"/>
    </style:style>
    <style:style style:name="T149" style:family="text">
      <style:text-properties officeooo:rsid="00af62f8"/>
    </style:style>
    <style:style style:name="T150" style:family="text">
      <style:text-properties officeooo:rsid="00b0b3ac"/>
    </style:style>
    <style:style style:name="T151" style:family="text">
      <style:text-properties officeooo:rsid="00b2f8fb"/>
    </style:style>
    <style:style style:name="T152" style:family="text">
      <style:text-properties officeooo:rsid="00b3f675"/>
    </style:style>
    <style:style style:name="T153" style:family="text">
      <style:text-properties officeooo:rsid="00b539a7"/>
    </style:style>
    <style:style style:name="T154" style:family="text">
      <style:text-properties officeooo:rsid="00b72ab5"/>
    </style:style>
    <style:style style:name="T155" style:family="text">
      <style:text-properties officeooo:rsid="00b8ad27"/>
    </style:style>
    <style:style style:name="T156" style:family="text">
      <style:text-properties officeooo:rsid="00bc9260"/>
    </style:style>
    <style:style style:name="T157" style:family="text">
      <style:text-properties officeooo:rsid="00bda44e"/>
    </style:style>
    <style:style style:name="T158" style:family="text">
      <style:text-properties officeooo:rsid="00bda96e"/>
    </style:style>
    <style:style style:name="T159" style:family="text">
      <style:text-properties officeooo:rsid="00be009c"/>
    </style:style>
    <style:style style:name="T160" style:family="text">
      <style:text-properties officeooo:rsid="00bfc2e4"/>
    </style:style>
    <style:style style:name="T161" style:family="text">
      <style:text-properties officeooo:rsid="00c1a4e4"/>
    </style:style>
    <style:style style:name="T162" style:family="text">
      <style:text-properties officeooo:rsid="00c31b6a"/>
    </style:style>
    <style:style style:name="T163" style:family="text">
      <style:text-properties officeooo:rsid="00c43fb5"/>
    </style:style>
    <style:style style:name="T164" style:family="text">
      <style:text-properties officeooo:rsid="00c5c96c"/>
    </style:style>
    <style:style style:name="T165" style:family="text">
      <style:text-properties officeooo:rsid="00c742ce"/>
    </style:style>
    <style:style style:name="T166" style:family="text">
      <style:text-properties officeooo:rsid="00c7e827"/>
    </style:style>
    <style:style style:name="T167" style:family="text">
      <style:text-properties officeooo:rsid="00c80851"/>
    </style:style>
    <style:style style:name="T168" style:family="text">
      <style:text-properties officeooo:rsid="00c8d186"/>
    </style:style>
    <style:style style:name="T169" style:family="text">
      <style:text-properties officeooo:rsid="00cc0f87"/>
    </style:style>
    <style:style style:name="T170" style:family="text">
      <style:text-properties officeooo:rsid="00cc9bc6"/>
    </style:style>
    <style:style style:name="T171" style:family="text">
      <style:text-properties officeooo:rsid="00cdb4df"/>
    </style:style>
    <style:style style:name="T172" style:family="text">
      <style:text-properties officeooo:rsid="00cdf596"/>
    </style:style>
    <style:style style:name="T173" style:family="text">
      <style:text-properties officeooo:rsid="00cf1cb2"/>
    </style:style>
    <style:style style:name="T174" style:family="text">
      <style:text-properties officeooo:rsid="00d0b2dc"/>
    </style:style>
    <style:style style:name="T175" style:family="text">
      <style:text-properties officeooo:rsid="00d255e2"/>
    </style:style>
    <style:style style:name="T176" style:family="text">
      <style:text-properties officeooo:rsid="00d2b6d2"/>
    </style:style>
    <style:style style:name="T177" style:family="text">
      <style:text-properties officeooo:rsid="00d41c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ocumentation for the Squirrel Pipeline.</text:p>
      <text:p text:style-name="P1"><text:tab/></text:p>
      <text:p text:style-name="P2"><text:span text:style-name="T1"><text:tab/></text:span><text:span text:style-name="T2">The Squirrel Pipeline is arguably the most important part of the entire application. </text:span><text:span text:style-name="T3">Its function is to </text:span><text:span text:style-name="T4">detect and produce pixel ranges for objects that it has determined to be squirrels. </text:span><text:span text:style-name="T5">Another function of the squirrel pipeline is to write and manipulate its findings such that a user would be able to read and understand its findings at a later time. </text:span><text:span text:style-name="T6">Its final function is to be able to pass various values back to the </text:span><text:span text:style-name="T7">J</text:span><text:span text:style-name="T6">ava portion of the program, so that it could take a burst image capture or brief video of the detected objects.</text:span></text:p>
      <text:p text:style-name="P8"/>
      <text:p text:style-name="P2"><text:span text:style-name="T6"><text:tab/></text:span><text:span text:style-name="T8">The pipeline is broken down into two files: Squirrel_pipeline.h and Squirrel_pipeline.cpp. </text:span><text:span text:style-name="T9">The header file follows standard conventions and declares all functions to be used in the program. Since all of the data is compiled into one file, it is necessary for the header file to be included in any other file that needs to make use of the functions provided by the squirrel pipeline. </text:span><text:span text:style-name="T10">The header file also contains the definitions for a data structure representing configuration data. </text:span></text:p>
      <text:p text:style-name="P9"/>
      <text:p text:style-name="P10">sConfig data structure:</text:p>
      <text:p text:style-name="P3"><text:span text:style-name="T11"><text:tab/></text:span><text:span text:style-name="T12">Description: This structure contains various configuration for the squirrel pipeline, including the <text:tab/><text:tab/>pixel area, scaling, various strings, etc. </text:span></text:p>
      <text:p text:style-name="P3"><text:span text:style-name="T12"><text:tab/></text:span><text:span text:style-name="T13">Fields:</text:span></text:p>
      <text:p text:style-name="P11"><text:tab/><text:tab/>myID: 256 char string.</text:p>
      <text:p text:style-name="P11"><text:tab/><text:tab/>Fudge: float.</text:p>
      <text:p text:style-name="P11"><text:tab/><text:tab/>Scale: int.</text:p>
      <text:p text:style-name="P11"><text:tab/><text:tab/>squirrelMinArea: int, minimum number of pixels the squirrel is to be.</text:p>
      <text:p text:style-name="P11"><text:tab/><text:tab/>squirrelMaxArea: int, maximum number of pixels the squirrel is to be.</text:p>
      <text:p text:style-name="P3"><text:span text:style-name="T13"><text:tab/><text:tab/></text:span><text:span text:style-name="T14">g_starttime: int, the starting time for image capture.</text:span></text:p>
      <text:p text:style-name="P12"><text:tab/><text:tab/>g_endtime: int, the ending time for image capture. This is likely to prevent execution <text:tab/><text:tab/><text:tab/><text:tab/>after the specified time range has expired.</text:p>
      <text:p text:style-name="P3"><text:span text:style-name="T14"><text:tab/><text:tab/></text:span><text:span text:style-name="T15">model_dir: </text:span><text:span text:style-name="T16">256 char string. Represents the location where squirrel models are stored.</text:span></text:p>
      <text:p text:style-name="P3"><text:span text:style-name="T16"><text:tab/><text:tab/>image_chips: 256 char string. </text:span><text:span text:style-name="T17">Represents where the squirrel logs are stored.</text:span></text:p>
      <text:p text:style-name="P3"><text:span text:style-name="T16"><text:tab/><text:tab/></text:span><text:span text:style-name="T17">image_gallery: 256 char string. Likely represents where the input images are.</text:span></text:p>
      <text:p text:style-name="P3"><text:span text:style-name="T17"><text:tab/><text:tab/></text:span><text:span text:style-name="T18">processed_images: 256 char string. Represents the directory where the images that have <text:tab/><text:tab/><text:tab/><text:tab/>been processed by the pipeline are to be </text:span><text:span text:style-name="T19">stored.</text:span></text:p>
      <text:p text:style-name="P3"><text:span text:style-name="T19"><text:tab/><text:tab/></text:span><text:span text:style-name="T20">output_file: </text:span><text:span text:style-name="T21">256 char string. Represents where the output file is to be stored.</text:span></text:p>
      <text:p text:style-name="P3"><text:span text:style-name="T21"><text:tab/><text:tab/>log_file: 2</text:span><text:span text:style-name="T22">56</text:span><text:span text:style-name="T21"> char string. Represents the location of the log file.</text:span></text:p>
      <text:p text:style-name="P3"><text:span text:style-name="T21"><text:tab/><text:tab/></text:span><text:span text:style-name="T22">CONDITION1_HI: int.</text:span></text:p>
      <text:p text:style-name="P13"><text:tab/><text:tab/>CONDITION1_LOW: int.</text:p>
      <text:p text:style-name="P13"><text:tab/><text:tab/>CONDITION2_LOW: int.</text:p>
      <text:p text:style-name="P13"><text:tab/><text:tab/>UPDATE_NUMBER: int.</text:p>
      <text:p text:style-name="P3"><text:span text:style-name="T22"><text:tab/><text:tab/></text:span><text:span text:style-name="T23">HI_THRESHOLD_INC: int.</text:span></text:p>
      <text:p text:style-name="P14"><text:tab/><text:tab/>GLOBAL_INCREMENT: int.</text:p>
      <text:p text:style-name="P14"><text:tab/><text:tab/>GLOBAL_THRESHOLD_INIT: int.</text:p>
      <text:p text:style-name="P14"><text:tab/><text:tab/>THRESHOLD_DECREMENT_NUMBER: int.</text:p>
      <text:p text:style-name="P14"><text:tab/><text:tab/>THRESHOLD_DECREMENT_VALUE: int.</text:p>
      <text:p text:style-name="P3"><text:span text:style-name="T23"><text:tab/><text:tab/></text:span><text:span text:style-name="T24">maxRatio: double. </text:span></text:p>
      <text:p text:style-name="P15"><text:tab/><text:tab/>octavesBelow: int.</text:p>
      <text:p text:style-name="P15"><text:tab/><text:tab/>octavesAbove: int.</text:p>
      <text:p text:style-name="P15"><text:tab/><text:tab/>scaleFactor: float.</text:p>
      <text:p text:style-name="P15"><text:tab/><text:tab/>step: int.</text:p>
      <text:p text:style-name="P15"><text:tab/><text:tab/>windowSize: int.</text:p>
      <text:p text:style-name="P16"><text:soft-page-break/>End data structure.</text:p>
      <text:p text:style-name="P16"/>
      <text:p text:style-name="P17">Functions in Squirrel_pipeline.cpp:</text:p>
      <text:p text:style-name="P17"/>
      <text:p text:style-name="P18">bool checkROIAssertion()</text:p>
      <text:p text:style-name="P18"><text:tab/>Arguments: Mat m, Rect roi</text:p>
      <text:p text:style-name="P18"><text:tab/>Description: This function checks for various features in roi.</text:p>
      <text:p text:style-name="P18"><text:tab/>Algorithm:</text:p>
      <text:p text:style-name="P18"><text:tab/><text:tab/>If roi.x&gt;=0, and roi.width&gt;=0, and row.x+roi.width&lt;=m.cols, and roi,y&gt;0, and <text:tab/><text:tab/><text:tab/><text:tab/><text:tab/>roi.height&gt;0, and roi.y+roi.height&lt;=m.rows, then return true.</text:p>
      <text:p text:style-name="P4"><text:span text:style-name="T25"><text:tab/><text:tab/></text:span><text:span text:style-name="T26">Else</text:span></text:p>
      <text:p text:style-name="P19"><text:tab/><text:tab/><text:tab/>Return false.</text:p>
      <text:p text:style-name="P19"/>
      <text:p text:style-name="P20">void LOGGING()</text:p>
      <text:p text:style-name="P5"><text:span text:style-name="T26"><text:tab/>Arguments: </text:span><text:span text:style-name="T27">int leve, char *fmt, …</text:span></text:p>
      <text:p text:style-name="P5"><text:span text:style-name="T27"><text:tab/>Description: </text:span><text:span text:style-name="T28">This is an interface to the log file for use by the entire program. </text:span></text:p>
      <text:p text:style-name="P21"><text:tab/>Algorithm:</text:p>
      <text:p text:style-name="P21"><text:tab/><text:tab/>If the log file's name is less than 1 letter long:</text:p>
      <text:p text:style-name="P21"><text:tab/><text:tab/><text:tab/>then return.</text:p>
      <text:p text:style-name="P5"><text:span text:style-name="T28"><text:tab/><text:tab/></text:span><text:span text:style-name="T29">Declare a 256 character string.</text:span></text:p>
      <text:p text:style-name="P22"><text:tab/><text:tab/>Open a handle for the log file.</text:p>
      <text:p text:style-name="P22"><text:tab/><text:tab/>If the handle could not be obtained, then return.</text:p>
      <text:p text:style-name="P22"><text:tab/><text:tab/></text:p>
      <text:p text:style-name="P5"><text:span text:style-name="T29"><text:tab/><text:tab/></text:span><text:span text:style-name="T30">Get the time.</text:span></text:p>
      <text:p text:style-name="P23"><text:tab/><text:tab/>Print it to the log file.</text:p>
      <text:p text:style-name="P23"><text:tab/><text:tab/>Push the arguments into the file.</text:p>
      <text:p text:style-name="P23"><text:tab/><text:tab/>Close the file.</text:p>
      <text:p text:style-name="P24">void securics_sqi_norm()</text:p>
      <text:p text:style-name="P6"><text:span text:style-name="T30"><text:tab/></text:span><text:span text:style-name="T31">Arguments: </text:span><text:span text:style-name="T32">IplImage *input_img, float filter_size, filter_sd</text:span></text:p>
      <text:p text:style-name="P25"><text:tab/>Description: none.</text:p>
      <text:p text:style-name="P5"><text:span text:style-name="T30"><text:tab/></text:span><text:span text:style-name="T33">Algorithm:</text:span></text:p>
      <text:p text:style-name="P26"><text:tab/><text:tab/>Declare more IplImages and two loop variables.</text:p>
      <text:p text:style-name="P5"><text:span text:style-name="T33"><text:tab/><text:tab/></text:span><text:span text:style-name="T34">Use OpenCV to created a smoothed image given the input image's dimensions.</text:span></text:p>
      <text:p text:style-name="P5"><text:span text:style-name="T34"><text:tab/><text:tab/></text:span><text:span text:style-name="T35">Create two more images from an </text:span><text:span text:style-name="T36">O</text:span><text:span text:style-name="T35">penCV function.</text:span></text:p>
      <text:p text:style-name="P5"><text:span text:style-name="T35"><text:tab/><text:tab/></text:span><text:span text:style-name="T36">Set max to 1000.</text:span></text:p>
      <text:p text:style-name="P27"><text:tab/><text:tab/>Set min to 0.</text:p>
      <text:p text:style-name="P27"><text:tab/><text:tab/>For every pixel in the input image (includes height and width)</text:p>
      <text:p text:style-name="P5"><text:span text:style-name="T36"><text:tab/><text:tab/><text:tab/></text:span><text:span text:style-name="T37">Set a temporary variable equal to the value at the current pixel.</text:span></text:p>
      <text:p text:style-name="P5"><text:span text:style-name="T37"><text:tab/><text:tab/><text:tab/></text:span><text:span text:style-name="T38">Divide the temporary variable such that the pixel value is from 0.0-1.0f.</text:span></text:p>
      <text:p text:style-name="P28"><text:tab/><text:tab/><text:tab/>Set another temporary variable equal to the value at the current pixel in the <text:tab/><text:tab/><text:tab/><text:tab/><text:tab/>smoothed image.</text:p>
      <text:p text:style-name="P5"><text:span text:style-name="T38"><text:tab/><text:tab/><text:tab/></text:span><text:span text:style-name="T39">Divide the smoothed pixel value such that the pixel is from 0.0-1.0f.</text:span></text:p>
      <text:p text:style-name="P5"><text:span text:style-name="T39"><text:tab/><text:tab/><text:tab/></text:span><text:span text:style-name="T40">Divide the two pixel values.</text:span></text:p>
      <text:p text:style-name="P29"><text:tab/><text:tab/><text:tab/>From this data find the max and min values for the image.</text:p>
      <text:p text:style-name="P5"><text:span text:style-name="T40"><text:tab/><text:tab/></text:span><text:span text:style-name="T41">End loop.</text:span></text:p>
      <text:p text:style-name="P30"><text:tab/><text:tab/>For every pixel in q_image:</text:p>
      <text:p text:style-name="P5"><text:span text:style-name="T41"><text:tab/><text:tab/><text:tab/>Set the temporary value for x to </text:span><text:span text:style-name="T43">((</text:span><text:span text:style-name="T58">float</text:span><text:span text:style-name="T42"> *) (q_img-&gt;imageData + i * <text:tab/><text:tab/><text:tab/><text:tab/><text:tab/>q_img-&gt;widthStep))[j]</text:span></text:p>
      <text:p text:style-name="P5"><text:span text:style-name="T42"><text:tab/><text:tab/><text:tab/></text:span><text:span text:style-name="T43">Set the new temporary value for x to the previous value minus the minimum.</text:span></text:p>
      <text:p text:style-name="P5"><text:soft-page-break/><text:span text:style-name="T43"><text:tab/><text:tab/><text:tab/></text:span><text:span text:style-name="T44">Set the temporary value for z to the temporary value for x divided by a factor.</text:span><text:span text:style-name="T43"><text:tab/><text:tab/><text:tab/></text:span><text:span text:style-name="T44">Set a value in memory to the new temporary value for z.</text:span></text:p>
      <text:p text:style-name="P5"><text:span text:style-name="T44"><text:tab/><text:tab/></text:span><text:span text:style-name="T45">End loop.</text:span></text:p>
      <text:p text:style-name="P31"><text:tab/><text:tab/>Set the temporary value of x to 0.</text:p>
      <text:p text:style-name="P5"><text:span text:style-name="T45"><text:tab/><text:tab/></text:span><text:span text:style-name="T48">For every pixel in q_image:</text:span></text:p>
      <text:p text:style-name="P32"><text:tab/><text:tab/><text:tab/>Calculate the mean of every pixel's data.</text:p>
      <text:p text:style-name="P32"><text:tab/><text:tab/>End loop.</text:p>
      <text:p text:style-name="P33"><text:tab/><text:tab/>Compute the mean.</text:p>
      <text:p text:style-name="P5"><text:span text:style-name="T45"><text:tab/><text:tab/></text:span><text:span text:style-name="T46">For every pixel in q_image:</text:span></text:p>
      <text:p text:style-name="P34"><text:tab/><text:tab/><text:tab/>Set the temporary value for x to the memory data located in the address <text:tab/><text:tab/><text:tab/><text:tab/><text:tab/>referenced by the loop variables.</text:p>
      <text:p text:style-name="P5"><text:span text:style-name="T46"><text:tab/><text:tab/><text:tab/></text:span><text:span text:style-name="T47">Set the new temporary value for x to the previous temporary value times the <text:tab/><text:tab/><text:tab/><text:tab/>mean times negative 1.</text:span></text:p>
      <text:p text:style-name="P5"><text:span text:style-name="T47"><text:tab/><text:tab/><text:tab/></text:span><text:span text:style-name="T48">Set the </text:span><text:span text:style-name="T49">new temporary </text:span><text:span text:style-name="T50">value of x to 1 minus the base e exponent of the previous <text:tab/><text:tab/><text:tab/><text:tab/>value of x.</text:span></text:p>
      <text:p text:style-name="P5"><text:span text:style-name="T50"><text:tab/><text:tab/><text:tab/></text:span><text:span text:style-name="T51">Set the image data in the memory referenced to by the loop variables to the <text:tab/><text:tab/><text:tab/><text:tab/>temporary value of x.</text:span></text:p>
      <text:p text:style-name="P5"><text:span text:style-name="T46"><text:tab/><text:tab/></text:span><text:span text:style-name="T52">End loop.</text:span></text:p>
      <text:p text:style-name="P5"><text:span text:style-name="T52"><text:tab/><text:tab/></text:span><text:span text:style-name="T53">For every pixel in q_image:</text:span></text:p>
      <text:p text:style-name="P5"><text:span text:style-name="T53"><text:tab/><text:tab/><text:tab/></text:span><text:span text:style-name="T54">Set the temporary value of x to the pixel data referenced by the loop variables.</text:span></text:p>
      <text:p text:style-name="P5"><text:span text:style-name="T54"><text:tab/><text:tab/><text:tab/></text:span><text:span text:style-name="T55">Multiply the value of x by 255 to convert it back to form.</text:span></text:p>
      <text:p text:style-name="P35"><text:tab/><text:tab/><text:tab/>Push the data back into the image array.</text:p>
      <text:p text:style-name="P35"><text:tab/><text:tab/>End loop.</text:p>
      <text:p text:style-name="P35"><text:tab/><text:tab/>Call the OpenCV function to delete the temporary images.</text:p>
      <text:p text:style-name="P36">void Find_Bounding_Boxes()</text:p>
      <text:p text:style-name="P7"><text:span text:style-name="T56"><text:tab/>Arguments: </text:span><text:span text:style-name="T57">Mat output, vector&lt;vector&lt;Point2i&gt; &gt; blobs, vector&lt;int&gt; &amp;minXArr, &amp;minYArr, <text:tab/><text:tab/>&amp;maxXArr, &amp;maxYArr, int parentImageCols, int partentImageRows.</text:span></text:p>
      <text:p text:style-name="P37"><text:tab/><text:span text:style-name="T59">Description: </text:span><text:span text:style-name="T60">This function finds the bounding boxes for various objects in the image given a set <text:tab/><text:tab/>of pixel blobs. </text:span></text:p>
      <text:p text:style-name="P37"><text:span text:style-name="T60"><text:tab/></text:span><text:span text:style-name="T61">Algorithm: </text:span></text:p>
      <text:p text:style-name="P51"><text:tab/><text:tab/>For every element in the blob list:</text:p>
      <text:p text:style-name="P37"><text:span text:style-name="T61"><text:tab/><text:tab/><text:tab/></text:span><text:span text:style-name="T62">Push the parent image's cols and rows, respectively, into minXArr and minYArr.</text:span></text:p>
      <text:p text:style-name="P52"><text:tab/><text:tab/><text:tab/>Push 0 into minXArr and minYArr.</text:p>
      <text:p text:style-name="P52"><text:tab/><text:tab/>End loop.</text:p>
      <text:p text:style-name="P37"><text:span text:style-name="T62"><text:tab/><text:tab/></text:span><text:span text:style-name="T63">For every element in the blob list:</text:span></text:p>
      <text:p text:style-name="P53"><text:tab/><text:tab/><text:tab/>Declare variables to represent various shades of red, blue, and green.</text:p>
      <text:p text:style-name="P37"><text:span text:style-name="T63"><text:tab/><text:tab/><text:tab/></text:span><text:span text:style-name="T64">Declare a vector to store the blob list at the current loop index.</text:span></text:p>
      <text:p text:style-name="P37"><text:span text:style-name="T64"><text:tab/><text:tab/><text:tab/></text:span><text:span text:style-name="T65">Declare a variable equal to the size of the newly created vector of blobs.</text:span></text:p>
      <text:p text:style-name="P54"><text:tab/><text:tab/><text:tab/>For every element in the newly created vector of blobs:</text:p>
      <text:p text:style-name="P37"><text:span text:style-name="T65"><text:tab/><text:tab/><text:tab/><text:tab/></text:span><text:span text:style-name="T66">Declare and set an x variable to the current blob's x.</text:span></text:p>
      <text:p text:style-name="P55"><text:tab/><text:tab/><text:tab/><text:tab/>Declare and set a y variable to the current blob's y.</text:p>
      <text:p text:style-name="P37"><text:span text:style-name="T66"><text:tab/><text:tab/><text:tab/><text:tab/></text:span><text:span text:style-name="T67">Declare and set a minimum x variable to the minimum x array's value at <text:tab/><text:tab/><text:tab/><text:tab/><text:tab/>the outer loop's index.</text:span></text:p>
      <text:p text:style-name="P38"><text:tab/><text:tab/><text:tab/><text:tab/><text:span text:style-name="T67">Declare and set a minimum y variable to the minimum x array's value at <text:tab/><text:tab/><text:tab/><text:tab/><text:tab/>the outer loop's index.</text:span></text:p>
      <text:p text:style-name="P56"><text:tab/><text:tab/><text:tab/><text:tab/>Declare and set a maximum x variable to the minimum x array's value at <text:tab/><text:tab/><text:tab/><text:tab/><text:tab/>the outer loop's index.</text:p>
      <text:p text:style-name="P56"><text:tab/><text:tab/><text:tab/><text:tab/>Declare and set a maximum y variable to the minimum x array's value at <text:tab/><text:tab/><text:tab/><text:tab/><text:tab/>the outer loop's index.</text:p>
      <text:p text:style-name="P38"><text:soft-page-break/><text:span text:style-name="T67"><text:tab/><text:tab/><text:tab/><text:tab/></text:span><text:span text:style-name="T68">If the y variable is greater than the maximum y:</text:span></text:p>
      <text:p text:style-name="P57"><text:tab/><text:tab/><text:tab/><text:tab/><text:tab/>Set the current maximum array's y value to the y variable.</text:p>
      <text:p text:style-name="P57"><text:tab/><text:tab/><text:tab/><text:tab/>If the y variable is less than the minimum y:</text:p>
      <text:p text:style-name="P38"><text:span text:style-name="T68"><text:tab/><text:tab/><text:tab/><text:tab/><text:tab/></text:span><text:span text:style-name="T69">Set the current minimum array's y value to the y variable.</text:span></text:p>
      <text:p text:style-name="P39"><text:span text:style-name="T69"><text:tab/><text:tab/><text:tab/><text:tab/></text:span><text:span text:style-name="T68">If the </text:span><text:span text:style-name="T69">x</text:span><text:span text:style-name="T68"> variable is greater than the maximum </text:span><text:span text:style-name="T69">x</text:span><text:span text:style-name="T68">:</text:span></text:p>
      <text:p text:style-name="P39"><text:span text:style-name="T68"><text:tab/><text:tab/><text:tab/><text:tab/><text:tab/>Set the current maximum array's </text:span><text:span text:style-name="T69">x</text:span><text:span text:style-name="T68"> value to the </text:span><text:span text:style-name="T69">x</text:span><text:span text:style-name="T68"> variable.</text:span></text:p>
      <text:p text:style-name="P39"><text:span text:style-name="T68"><text:tab/><text:tab/><text:tab/><text:tab/>If the </text:span><text:span text:style-name="T69">x</text:span><text:span text:style-name="T68"> variable is less than the minimum </text:span><text:span text:style-name="T69">x</text:span><text:span text:style-name="T68">:</text:span></text:p>
      <text:p text:style-name="P39"><text:span text:style-name="T68"><text:tab/><text:tab/><text:tab/><text:tab/><text:tab/></text:span><text:span text:style-name="T69">Set the current minimum array's x value to the x variable.</text:span></text:p>
      <text:p text:style-name="P39"><text:span text:style-name="T69"><text:tab/><text:tab/><text:tab/><text:tab/></text:span><text:span text:style-name="T70">Set the R value for the current pixel to the random R value.</text:span></text:p>
      <text:p text:style-name="P58"><text:tab/><text:tab/><text:tab/><text:tab/>Set the G value for the current pixel to the random G value.</text:p>
      <text:p text:style-name="P58"><text:tab/><text:tab/><text:tab/><text:tab/>Set the B value for the current pixel to the random B value.</text:p>
      <text:p text:style-name="P58"><text:tab/><text:tab/><text:tab/>End loop.</text:p>
      <text:p text:style-name="P58"><text:tab/><text:tab/>End loop.</text:p>
      <text:p text:style-name="P58"><text:tab/><text:tab/>Return.</text:p>
      <text:p text:style-name="P58"/>
      <text:p text:style-name="P59">void Find_Rectangles()</text:p>
      <text:p text:style-name="P59"><text:tab/>Arguments: vector&lt;Rect&gt; &amp;boundingBoxes, Mat colorLabels, vector&lt;vector&lt;Point2i&gt; &gt; blobs, <text:tab/><text:tab/>vector &lt;int&gt; minXArr, minYArr, maxXarr, maxYarr.</text:p>
      <text:p text:style-name="P40"><text:span text:style-name="T71"><text:tab/></text:span><text:span text:style-name="T72">Description: This function converts the list of bounding boxes into a list of OpenCV rectangles. <text:tab/><text:tab/>This may provide an easier way of representing the bounding boxes in the program.</text:span></text:p>
      <text:p text:style-name="P40"><text:span text:style-name="T72"><text:tab/></text:span><text:span text:style-name="T73">Algorithm:</text:span></text:p>
      <text:p text:style-name="P40"><text:span text:style-name="T73"><text:tab/><text:tab/></text:span><text:span text:style-name="T74">For every blob in the array of blobs:</text:span></text:p>
      <text:p text:style-name="P60"><text:tab/><text:tab/><text:tab/>Declare a temporary variable equal to the current loop index.</text:p>
      <text:p text:style-name="P60"><text:tab/><text:tab/><text:tab/>Declare a temporary CvRect.</text:p>
      <text:p text:style-name="P40"><text:span text:style-name="T74"><text:tab/><text:tab/><text:tab/></text:span><text:span text:style-name="T75">Set the temporary rectangle's x to the minXArr's value at the current loop index.</text:span></text:p>
      <text:p text:style-name="P40"><text:span text:style-name="T75"><text:tab/><text:tab/><text:tab/></text:span><text:span text:style-name="T76">Set the temporary rectangle's y to the minYArr's value at the current loop index.</text:span></text:p>
      <text:p text:style-name="P61"><text:tab/><text:tab/><text:tab/>Set the width of the temporary rectangle to the calculated width from the arrays.</text:p>
      <text:p text:style-name="P61"><text:tab/><text:tab/><text:tab/>Set the height of the temporary rectangle to the calculated height from the arrays.</text:p>
      <text:p text:style-name="P40"><text:span text:style-name="T76"><text:tab/><text:tab/><text:tab/></text:span><text:span text:style-name="T77">Declare a CvPoint and set it equal to the result of a CV function that accepts the <text:tab/><text:tab/><text:tab/><text:tab/>temporary rectangle's x and y.</text:span></text:p>
      <text:p text:style-name="P62"><text:tab/><text:tab/><text:tab/>Declare another CvPoint and set it equal to the result of a CV function that <text:tab/><text:tab/><text:tab/><text:tab/>accepts the temporary rectangle's x and y plus their widths and heights, <text:tab/><text:tab/><text:tab/><text:tab/>respectively.</text:p>
      <text:p text:style-name="P40"><text:span text:style-name="T77"><text:tab/><text:tab/><text:tab/></text:span><text:span text:style-name="T78">Declare a variable for R, G, and B, then set those variables to 255 times a <text:tab/><text:tab/><text:tab/><text:tab/><text:tab/>random value.</text:span></text:p>
      <text:p text:style-name="P40"><text:span text:style-name="T78"><text:tab/><text:tab/><text:tab/></text:span><text:span text:style-name="T79">Call the OpenCV function to create the rectangle given the CvRect and all color <text:tab/><text:tab/><text:tab/><text:tab/>data.</text:span></text:p>
      <text:p text:style-name="P40"><text:span text:style-name="T79"><text:tab/><text:tab/><text:tab/></text:span><text:span text:style-name="T80">Push the new rectangle into the bounding boxes array.</text:span></text:p>
      <text:p text:style-name="P63"><text:tab/><text:tab/>End loop.</text:p>
      <text:p text:style-name="P63"><text:tab/><text:tab/>Return.</text:p>
      <text:p text:style-name="P63"/>
      <text:p text:style-name="P64">void Update_Threshold_Lighting()</text:p>
      <text:p text:style-name="P64"><text:tab/>Arguments: Mat Thresholds, int i, j, scale, GLOBAL_DIFF</text:p>
      <text:p text:style-name="P64"><text:tab/>Description: This appears to update the current threshold for lighting.</text:p>
      <text:p text:style-name="P64"><text:tab/>Algorithm: </text:p>
      <text:p text:style-name="P41"><text:span text:style-name="T81"><text:tab/></text:span><text:span text:style-name="T82">If the value of the Thresholds matrix at index I, j, is less than or equal to 255 minus <text:tab/><text:tab/><text:tab/>GLOBAL_DIFF:</text:span></text:p>
      <text:p text:style-name="P41"><text:span text:style-name="T82"><text:tab/><text:tab/></text:span><text:span text:style-name="T83">Increment the value in the Thresholds matrix at (i, j) by GLOBAL_DIFF.</text:span></text:p>
      <text:p text:style-name="P65"><text:tab/>Else:</text:p>
      <text:p text:style-name="P65"><text:soft-page-break/><text:tab/><text:tab/>Set the value in the Thresholds matrix at (i, j) to 255.</text:p>
      <text:p text:style-name="P64"/>
      <text:p text:style-name="P66">void Update_Threshold()</text:p>
      <text:p text:style-name="P42"><text:span text:style-name="T84"><text:tab/>Arguments: </text:span><text:span text:style-name="T85">Mat classificationMap, Thresholds, Blobs, int i, j, scale, minValue, bool <text:tab/><text:tab/><text:tab/>DECREMENT_THRESHOLDS, int THRESHOLD_DECREMENT_VALUE.</text:span></text:p>
      <text:p text:style-name="P42"><text:span text:style-name="T85"><text:tab/></text:span><text:span text:style-name="T86">Description: This function updates the global threshold value based on all of the blobs present.</text:span></text:p>
      <text:p text:style-name="P42"><text:span text:style-name="T86"><text:tab/></text:span><text:span text:style-name="T87">Algorithm:</text:span></text:p>
      <text:p text:style-name="P42"><text:span text:style-name="T87"><text:tab/><text:tab/></text:span><text:span text:style-name="T89">See the original code.</text:span></text:p>
      <text:p text:style-name="P67"/>
      <text:p text:style-name="P68">Void Update_Background_Incremental()</text:p>
      <text:p text:style-name="P68"><text:tab/>Arguments: Mat inputFrame, Background1, int i, j</text:p>
      <text:p text:style-name="P42"><text:span text:style-name="T88"><text:tab/></text:span><text:span text:style-name="T89">Description: </text:span><text:span text:style-name="T90">This function updates the background incrementally.</text:span></text:p>
      <text:p text:style-name="P69"><text:tab/>Algorithm:</text:p>
      <text:p text:style-name="P69"><text:tab/><text:tab/>If the value in the inputFrame at i, j is less than the value in Background1 at i, j:</text:p>
      <text:p text:style-name="P43"><text:span text:style-name="T90"><text:tab/><text:tab/><text:tab/></text:span><text:span text:style-name="T91">Set the value of Background1 at i, j to the value of Background1 at i, j minus 1.</text:span></text:p>
      <text:p text:style-name="P44"><text:span text:style-name="T91"><text:tab/><text:tab/>Else if the </text:span><text:span text:style-name="T92">value of the inputFrame at i, j is greater than </text:span><text:span text:style-name="T90">the value in Background1 at i, j:</text:span></text:p>
      <text:p text:style-name="P44"><text:span text:style-name="T90"><text:tab/><text:tab/><text:tab/></text:span><text:span text:style-name="T93">Set the value of Background1 at i, j to the value of Background1 at i, j plus 1.</text:span></text:p>
      <text:p text:style-name="P44"><text:span text:style-name="T93"><text:tab/><text:tab/></text:span><text:span text:style-name="T94">Endif</text:span></text:p>
      <text:p text:style-name="P70">void Update_Background_Blend1()</text:p>
      <text:p text:style-name="P45"><text:span text:style-name="T94"><text:tab/>Arguments: Mat inputFrame, Background1, Background2, int alpha, </text:span><text:span text:style-name="T95">i</text:span><text:span text:style-name="T94">, j.</text:span></text:p>
      <text:p text:style-name="P45"><text:span text:style-name="T94"><text:tab/>Description: </text:span><text:span text:style-name="T95">This function updates the image background by blending.</text:span></text:p>
      <text:p text:style-name="P71"><text:tab/>Algorithm: </text:p>
      <text:p text:style-name="P45"><text:span text:style-name="T95"><text:tab/></text:span><text:span text:style-name="T96">If the alpha is equal to 0:</text:span></text:p>
      <text:p text:style-name="P72"><text:tab/><text:tab/>Set the value of Background1 at i, j to a value.</text:p>
      <text:p text:style-name="P72"><text:tab/>If the alpha is equal to 1:</text:p>
      <text:p text:style-name="P72"><text:tab/><text:tab/>Set the value of Background1 at i, j to different value.</text:p>
      <text:p text:style-name="P45"><text:span text:style-name="T95"><text:tab/></text:span><text:span text:style-name="T96">If the alpha is equal to 2:</text:span></text:p>
      <text:p text:style-name="P72"><text:tab/><text:tab/>Set the value of Background1 at I, j to a another different value.</text:p>
      <text:p text:style-name="P72"/>
      <text:p text:style-name="P73">void Update_Threshold_Background()</text:p>
      <text:p text:style-name="P46"><text:span text:style-name="T97"><text:tab/>Arguments: </text:span><text:span text:style-name="T98">int operationMode, Mat inputFrame, Background1, Background2, Thresholds, <text:tab/><text:tab/>Blobs, classificationMap, int *GLOBAL_THRESHOLD, UPDATE_NUMBERS, <text:tab/><text:tab/><text:tab/>GLOBAL_INCREMENT, CLOBAL_THESHOLD_INIT, <text:tab/><text:tab/><text:tab/><text:tab/><text:tab/><text:tab/>THRESHOLD_DECREMENT_NUMBER, THRESHOLD_DECREMENT_VALUE.</text:span></text:p>
      <text:p text:style-name="P46"><text:span text:style-name="T98"><text:tab/></text:span><text:span text:style-name="T99">Description: This function's purpose is to set the background of the image given various <text:tab/><text:tab/><text:tab/>thresholds.</text:span></text:p>
      <text:p text:style-name="P47"><text:span text:style-name="T102">v</text:span><text:span text:style-name="T100">oid Background_Subtraction()</text:span></text:p>
      <text:p text:style-name="P74"><text:tab/>Arguments: Mat diffImage, inputFrame, Background1, Background2, Thresholds, <text:tab/><text:tab/><text:tab/>DetectedImage_HI, Detected)Image_LOW, int *GLOBAL_THRESHOLD, <text:tab/><text:tab/><text:tab/>HI_THRESHOLD_INC</text:p>
      <text:p text:style-name="P47"><text:span text:style-name="T100"><text:tab/></text:span><text:span text:style-name="T101">Description: This function performs background subtraction given two image backgrounds. <text:tab/><text:tab/>This is useful for movement detection, as it brings focus on the </text:span><text:span text:style-name="T102">objects that have <text:tab/><text:tab/><text:tab/>changed.</text:span></text:p>
      <text:p text:style-name="P75"/>
      <text:p text:style-name="P76">void QCC()</text:p>
      <text:p text:style-name="P76"><text:tab/>Arguments: Mat imgHi, imgLow, parentImage, int boxSize, CONDITION1_HI, <text:tab/><text:tab/><text:tab/><text:tab/>CONDITION1_LOW, CONDITION2_LOW</text:p>
      <text:p text:style-name="P48"><text:span text:style-name="T103"><text:tab/></text:span><text:span text:style-name="T104">Description: QCC is the process of detecting and separating regions of pixels based on similar <text:tab/><text:tab/>traits. It is often used for object recognition and movement detection.</text:span></text:p>
      <text:p text:style-name="P77"><text:soft-page-break/>void FindBlobs()</text:p>
      <text:p text:style-name="P49"><text:span text:style-name="T105"><text:tab/>Arguments: </text:span><text:span text:style-name="T106">cont Mat &amp;binary, vector&lt;vector&lt;Point2i&gt; &gt;&amp;blobs.</text:span></text:p>
      <text:p text:style-name="P78"><text:tab/>Description: This function locates blobs in the image.</text:p>
      <text:p text:style-name="P49"><text:span text:style-name="T106"><text:tab/></text:span><text:span text:style-name="T107">Algorithm:</text:span></text:p>
      <text:p text:style-name="P49"><text:span text:style-name="T107"><text:tab/><text:tab/></text:span><text:span text:style-name="T108">Tell the data structure named blobs to clear itself.</text:span></text:p>
      <text:p text:style-name="P49"><text:span text:style-name="T108"><text:tab/><text:tab/></text:span><text:span text:style-name="T109">Declare an image.</text:span></text:p>
      <text:p text:style-name="P49"><text:span text:style-name="T109"><text:tab/><text:tab/>Convert the image to a 32 bit floating point matrix.</text:span></text:p>
      <text:p text:style-name="P49"><text:span text:style-name="T109"><text:tab/><text:tab/>Declare an integer equal to 2.</text:span></text:p>
      <text:p text:style-name="P49"><text:span text:style-name="T109"><text:tab/><text:tab/>For every element in the input matrix:</text:span></text:p>
      <text:p text:style-name="P49"><text:span text:style-name="T109"><text:tab/><text:tab/><text:tab/></text:span><text:span text:style-name="T110">If the value in label_image at the current loop position is not 1:</text:span></text:p>
      <text:p text:style-name="P49"><text:span text:style-name="T110"><text:tab/><text:tab/><text:tab/><text:tab/>Then continue.</text:span></text:p>
      <text:p text:style-name="P49"><text:span text:style-name="T110"><text:tab/><text:tab/><text:tab/></text:span><text:span text:style-name="T111">Declare a Rect.</text:span></text:p>
      <text:p text:style-name="P49"><text:span text:style-name="T111"><text:tab/><text:tab/><text:tab/>Call floodFill to populate various matrices.</text:span></text:p>
      <text:p text:style-name="P49"><text:span text:style-name="T111"><text:tab/><text:tab/><text:tab/></text:span><text:span text:style-name="T112">Declare a new point vecotr named blob.</text:span></text:p>
      <text:p text:style-name="P49"><text:span text:style-name="T112"><text:tab/><text:tab/><text:tab/>For every point in the Rect:</text:span></text:p>
      <text:p text:style-name="P49"><text:span text:style-name="T112"><text:tab/><text:tab/><text:tab/><text:tab/></text:span><text:span text:style-name="T113">If the current pixel of the label_image is not equal to the label count:</text:span></text:p>
      <text:p text:style-name="P49"><text:span text:style-name="T113"><text:tab/><text:tab/><text:tab/><text:tab/><text:tab/>Then continue.</text:span></text:p>
      <text:p text:style-name="P49"><text:span text:style-name="T113"><text:tab/><text:tab/><text:tab/><text:tab/>Push the point at I, j into the blob.</text:span></text:p>
      <text:p text:style-name="P49"><text:span text:style-name="T113"><text:tab/><text:tab/><text:tab/>End loop.</text:span></text:p>
      <text:p text:style-name="P49"><text:span text:style-name="T113"><text:tab/><text:tab/><text:tab/>Push the blob into the blobs.</text:span></text:p>
      <text:p text:style-name="P49"><text:span text:style-name="T113"><text:tab/><text:tab/><text:tab/>Increment the label count.</text:span></text:p>
      <text:p text:style-name="P49"><text:span text:style-name="T113"><text:tab/><text:tab/>End loop.</text:span></text:p>
      <text:p text:style-name="P49"><text:span text:style-name="T113"/></text:p>
      <text:p text:style-name="P80"><text:span text:style-name="T114">void get_hog_multiScale()</text:span></text:p>
      <text:p text:style-name="P80"><text:span text:style-name="T114"><text:tab/>Arguments: vector&lt;Rect&gt; &amp;finalRects, Mat &amp;candidateImage, &amp;colorFrame, int windowSize, <text:tab/><text:tab/>bool fullScan, sConfig &amp;config.</text:span></text:p>
      <text:p text:style-name="P80"><text:span text:style-name="T114"><text:tab/></text:span><text:span text:style-name="T115">Description: This function appears to compute a scaling factor from th</text:span><text:span text:style-name="T116">e given data.</text:span></text:p>
      <text:p text:style-name="P80"><text:span text:style-name="T116"><text:tab/>Algorithm:</text:span></text:p>
      <text:p text:style-name="P80"><text:span text:style-name="T116"><text:tab/><text:tab/>Declare various static variables.</text:span></text:p>
      <text:p text:style-name="P80"><text:span text:style-name="T116"><text:tab/><text:tab/>Declare HOG_SIZE_WIDTH and HOG_SIZE_HEIGHT, and set their values to 64.</text:span></text:p>
      <text:p text:style-name="P80"><text:span text:style-name="T116"><text:tab/><text:tab/>Declare a new HOGDescriptor of size 64x64.</text:span></text:p>
      <text:p text:style-name="P80"><text:span text:style-name="T116"><text:tab/><text:tab/></text:span><text:span text:style-name="T117">Declare a block size of 16x16.</text:span></text:p>
      <text:p text:style-name="P80"><text:span text:style-name="T117"><text:tab/><text:tab/>Declare a block stride of 8x8.</text:span></text:p>
      <text:p text:style-name="P80"><text:span text:style-name="T117"><text:tab/><text:tab/>Declare a cell size of 8x8.</text:span></text:p>
      <text:p text:style-name="P80"><text:span text:style-name="T117"><text:tab/><text:tab/>Set various other parameters.</text:span></text:p>
      <text:p text:style-name="P80"><text:span text:style-name="T117"><text:tab/><text:tab/></text:span><text:span text:style-name="T118">Set the window size of the hog to windowSize.</text:span></text:p>
      <text:p text:style-name="P80"><text:span text:style-name="T118"><text:tab/><text:tab/>Set the windows stride size to 8x8.</text:span></text:p>
      <text:p text:style-name="P80"><text:span text:style-name="T118"><text:tab/><text:tab/>Set the padding to 0x0.</text:span></text:p>
      <text:p text:style-name="P80"><text:span text:style-name="T118"><text:tab/><text:tab/>If the HOG_IMAGE_COUNTER is equal to 1:</text:span></text:p>
      <text:p text:style-name="P80"><text:span text:style-name="T118"><text:tab/><text:tab/><text:tab/></text:span><text:span text:style-name="T119">Declare a 1024 character string to be used as a buffer.</text:span></text:p>
      <text:p text:style-name="P80"><text:span text:style-name="T119"><text:tab/><text:tab/><text:tab/></text:span><text:span text:style-name="T120">Print out the buffer for debugging purposes.</text:span></text:p>
      <text:p text:style-name="P80"><text:span text:style-name="T120"><text:tab/><text:tab/><text:tab/>Declare a string.</text:span></text:p>
      <text:p text:style-name="P80"><text:span text:style-name="T120"><text:tab/><text:tab/><text:tab/>Read into the file buffer.</text:span></text:p>
      <text:p text:style-name="P80"><text:span text:style-name="T120"><text:tab/><text:tab/><text:tab/>Declare a line counter and set it equal to 0.</text:span></text:p>
      <text:p text:style-name="P80"><text:span text:style-name="T120"><text:tab/><text:tab/><text:tab/></text:span><text:span text:style-name="T121">If the file descriptor is open:</text:span></text:p>
      <text:p text:style-name="P80"><text:span text:style-name="T121"><text:tab/><text:tab/><text:tab/><text:tab/>Loop through every byte in the file:</text:span></text:p>
      <text:p text:style-name="P80"><text:span text:style-name="T121"><text:tab/><text:tab/><text:tab/><text:tab/><text:tab/>Get the next float in the input stream.</text:span></text:p>
      <text:p text:style-name="P80"><text:span text:style-name="T121"><text:tab/><text:tab/><text:tab/><text:tab/><text:tab/>Push it into a data structure.</text:span></text:p>
      <text:p text:style-name="P80"><text:span text:style-name="T121"><text:tab/><text:tab/><text:tab/><text:tab/><text:tab/></text:span><text:span text:style-name="T122">Increment the line counter variable.</text:span></text:p>
      <text:p text:style-name="P80"><text:soft-page-break/><text:span text:style-name="T121"><text:tab/><text:tab/><text:tab/><text:tab/>End loop.</text:span></text:p>
      <text:p text:style-name="P80"><text:span text:style-name="T121"><text:tab/><text:tab/><text:tab/></text:span><text:span text:style-name="T122">Close the file.</text:span></text:p>
      <text:p text:style-name="P81"><text:span text:style-name="T122"><text:tab/><text:tab/><text:tab/>&lt;If a debugging constant was defined, print out various debugging data, such as:</text:span></text:p>
      <text:p text:style-name="P81"><text:span text:style-name="T122"><text:tab/><text:tab/><text:tab/><text:tab/>Line count, data structure size, and the first and last values in the data <text:tab/><text:tab/><text:tab/><text:tab/><text:tab/>structure.</text:span></text:p>
      <text:p text:style-name="P81"><text:span text:style-name="T122"><text:tab/><text:tab/><text:tab/>&gt;</text:span></text:p>
      <text:p text:style-name="P81"><text:span text:style-name="T122"><text:tab/><text:tab/><text:tab/></text:span><text:span text:style-name="T123">Set HOG_IMAGE_COUNTER to 2.</text:span></text:p>
      <text:p text:style-name="P81"><text:span text:style-name="T123"><text:tab/><text:tab/>End if.</text:span></text:p>
      <text:p text:style-name="P81"><text:span text:style-name="T123"><text:tab/><text:tab/></text:span><text:span text:style-name="T124">Load a descriptor from the file.</text:span></text:p>
      <text:p text:style-name="P81"><text:span text:style-name="T124"><text:tab/><text:tab/>Declare a group threshold and set it to 2.</text:span></text:p>
      <text:p text:style-name="P81"><text:span text:style-name="T124"><text:tab/><text:tab/>Declare a hit threshold and set it to 0.0.</text:span></text:p>
      <text:p text:style-name="P81"><text:span text:style-name="T124"><text:tab/><text:tab/>If the passed image is greater than or equal to the HOG_WIDTH and HOG_HEIGHT:</text:span></text:p>
      <text:p text:style-name="P81"><text:span text:style-name="T124"><text:tab/><text:tab/><text:tab/></text:span><text:span text:style-name="T125">Detect multi-scale for the given data.</text:span></text:p>
      <text:p text:style-name="P81"><text:span text:style-name="T125"><text:tab/><text:tab/><text:tab/>If the fullScan boolean is equal to true:</text:span></text:p>
      <text:p text:style-name="P81"><text:span text:style-name="T125"><text:tab/><text:tab/><text:tab/><text:tab/>Perform debugging information provided that debug is defined.</text:span></text:p>
      <text:p text:style-name="P81"><text:span text:style-name="T125"><text:tab/><text:tab/><text:tab/>End if.</text:span></text:p>
      <text:p text:style-name="P81"><text:span text:style-name="T125"><text:tab/><text:tab/>End if.</text:span></text:p>
      <text:p text:style-name="P81"><text:span text:style-name="T125"><text:tab/><text:tab/>Return.</text:span></text:p>
      <text:p text:style-name="P81"><text:span text:style-name="T125"/></text:p>
      <text:p text:style-name="P82"><text:span text:style-name="T126">Note: At this point in the pipeline, various data structures that represent </text:span><text:span text:style-name="T127">global detection box widths, <text:tab/>heights, the boxes themselves, and a control boolean are declared.</text:span></text:p>
      <text:p text:style-name="P82"><text:span text:style-name="T127"/></text:p>
      <text:p text:style-name="P83"><text:span text:style-name="T128">vector&lt;int&gt; run_program()</text:span></text:p>
      <text:p text:style-name="P83"><text:span text:style-name="T128"><text:tab/>Arguments: sConfig &amp;config, bool firstFrame, Mat grayImage, colorFrame, b1, b2, thresh, Hi, <text:tab/><text:tab/>Lo, classificationMap, const char *baseName, *rawName.</text:span></text:p>
      <text:p text:style-name="P83"><text:span text:style-name="T128"><text:tab/></text:span><text:span text:style-name="T129">Description: This is the main entry point into the squirrel pipeline. This function is called by <text:tab/><text:tab/>JNI code and provides information about detected objects in the arguments passed. <text:tab/><text:tab/>Because it is a very long function that takes up about 1/3 of the file, it will not be <text:tab/><text:tab/><text:tab/>documented. Instead, </text:span><text:span text:style-name="T130">there will be documentation for the version of this function that <text:tab/><text:tab/>was modified to include </text:span><text:span text:style-name="T131">area calculation and filtering.</text:span></text:p>
      <text:p text:style-name="P83"><text:span text:style-name="T131"/></text:p>
      <text:p text:style-name="P84"><text:span text:style-name="T132">Note: At this point in the pipeline, various data structures and variables that represent a pixel area <text:tab/>calculation engine, a virtual image correction camera, the physical camera's horizontal and <text:tab/>vertical degree ranges, as well as the total picture width and height are declared.</text:span></text:p>
      <text:p text:style-name="P84"><text:span text:style-name="T132"/></text:p>
      <text:p text:style-name="P85"><text:span text:style-name="T133">double areaCalculationWrapper()</text:span></text:p>
      <text:p text:style-name="P85"><text:span text:style-name="T133"><text:tab/>Arguments: </text:span><text:span text:style-name="T134">pCorrectCamera cam, double topX, topY, bottomX, bottomY</text:span></text:p>
      <text:p text:style-name="P85"><text:span text:style-name="T134"><text:tab/>Description: This function provides an easier interface to the pixel area calculation engine. </text:span><text:span text:style-name="T135">Its <text:tab/><text:tab/>purpose is to call the necessary functions in the pixel area calculation engine, and to be <text:tab/><text:tab/>present so that it is easier to observe what arguments the engine needs.</text:span></text:p>
      <text:p text:style-name="P85"><text:span text:style-name="T135"><text:tab/></text:span><text:span text:style-name="T136">Algorithm:</text:span></text:p>
      <text:p text:style-name="P85"><text:span text:style-name="T136"><text:tab/><text:tab/>Return the value obtained from a call to newCalculateRealWorldArea given the passed <text:tab/><text:tab/><text:tab/>data.</text:span></text:p>
      <text:p text:style-name="P85"><text:span text:style-name="T136"/></text:p>
      <text:p text:style-name="P86"><text:span text:style-name="T139">d</text:span><text:span text:style-name="T136">ouble calcPixel()</text:span></text:p>
      <text:p text:style-name="P86"><text:span text:style-name="T136"><text:tab/>Arguments: double x, y.</text:span></text:p>
      <text:p text:style-name="P86"><text:span text:style-name="T136"><text:tab/>Description: The purpose of this function is to calculate the area of an individual pixel given its <text:tab/><text:tab/>coordinates. </text:span><text:span text:style-name="T137">It does this by making a special call to newCalculateRealWorldArea.</text:span></text:p>
      <text:p text:style-name="P86"><text:span text:style-name="T137"><text:tab/>Algorithm:</text:span></text:p>
      <text:p text:style-name="P86"><text:soft-page-break/><text:span text:style-name="T137"><text:tab/><text:tab/>Call newCalculateRealWorldArea with the </text:span><text:span text:style-name="T138">data that is publicly available in the program. <text:tab/><text:tab/><text:tab/>For the dimensions, pass x, y, then x+1 and y+1.</text:span></text:p>
      <text:p text:style-name="P86"><text:span text:style-name="T138"/></text:p>
      <text:p text:style-name="P87"><text:span text:style-name="T140">double getTotalObjArea()</text:span></text:p>
      <text:p text:style-name="P87"><text:span text:style-name="T140"><text:tab/>Arguments: int minX, minY, maxX, maxY</text:span></text:p>
      <text:p text:style-name="P87"><text:span text:style-name="T140"><text:tab/>Description: This function </text:span><text:span text:style-name="T141">calculates the area of a region of pixels by calling calcPixel for every <text:tab/><text:tab/>pixel in the region. </text:span><text:span text:style-name="T143">It is to be noted, however, that compared to a whole-area calculation, <text:tab/><text:tab/>this method is very slow.</text:span></text:p>
      <text:p text:style-name="P87"><text:span text:style-name="T141"><text:tab/>Algorithm:</text:span></text:p>
      <text:p text:style-name="P87"><text:span text:style-name="T141"><text:tab/><text:tab/></text:span><text:span text:style-name="T142">Declare loop variables.</text:span></text:p>
      <text:p text:style-name="P87"><text:span text:style-name="T142"><text:tab/><text:tab/>Declare an accumulator and set it to 0.</text:span></text:p>
      <text:p text:style-name="P87"><text:span text:style-name="T142"><text:tab/><text:tab/>For every pixel in the range given:</text:span></text:p>
      <text:p text:style-name="P87"><text:span text:style-name="T142"><text:tab/><text:tab/><text:tab/>Increment the accumulator by the value returned from calcPixel.</text:span></text:p>
      <text:p text:style-name="P87"><text:span text:style-name="T142"><text:tab/><text:tab/></text:span><text:span text:style-name="T143">End loop.</text:span></text:p>
      <text:p text:style-name="P87"><text:span text:style-name="T143"><text:tab/><text:tab/>Return the value stored in the accumulator.</text:span></text:p>
      <text:p text:style-name="P87"><text:span text:style-name="T143"/></text:p>
      <text:p text:style-name="P88"><text:span text:style-name="T144">void filterByArea()</text:span></text:p>
      <text:p text:style-name="P88"><text:span text:style-name="T144"><text:tab/>Arguments: pCorrectCamera cam, vector&lt;int&gt; minXArr, minYArr, maxXArr, maxYArr, <text:tab/><text:tab/><text:tab/>*newMinXArr, *newMinYArr, *newMaxXArr, *newMaxYArr, </text:span><text:span text:style-name="T145">double minArea, <text:tab/><text:tab/><text:tab/>maxArea.</text:span></text:p>
      <text:p text:style-name="P88"><text:span text:style-name="T145"><text:tab/></text:span><text:span text:style-name="T146">Description: </text:span><text:span text:style-name="T147">This function filters out its input vectors by maximum and minimum area. </text:span></text:p>
      <text:p text:style-name="P88"><text:span text:style-name="T147"><text:tab/></text:span><text:span text:style-name="T148">Algorithm:</text:span></text:p>
      <text:p text:style-name="P88"><text:span text:style-name="T148"><text:tab/><text:tab/>Declare a loop variable.</text:span></text:p>
      <text:p text:style-name="P88"><text:span text:style-name="T148"><text:tab/><text:tab/>Declare a temporary variable to store areas.</text:span></text:p>
      <text:p text:style-name="P88"><text:span text:style-name="T148"><text:tab/><text:tab/>For every element in the input arrays:</text:span></text:p>
      <text:p text:style-name="P88"><text:span text:style-name="T148"><text:tab/><text:tab/><text:tab/>Calculate the area of the input data and store the result in the temporary area <text:tab/><text:tab/><text:tab/><text:tab/>variable.</text:span></text:p>
      <text:p text:style-name="P88"><text:span text:style-name="T148"><text:tab/><text:tab/><text:tab/></text:span><text:span text:style-name="T149">Filter based on the area ranges.</text:span></text:p>
      <text:p text:style-name="P88"><text:span text:style-name="T149"><text:tab/><text:tab/><text:tab/>If the object is within the filtered range:</text:span></text:p>
      <text:p text:style-name="P88"><text:span text:style-name="T149"><text:tab/><text:tab/><text:tab/><text:tab/>Push the current array values into the output arrays.</text:span></text:p>
      <text:p text:style-name="P88"><text:span text:style-name="T149"><text:tab/><text:tab/>End loop.</text:span></text:p>
      <text:p text:style-name="P88"><text:span text:style-name="T149"/></text:p>
      <text:p text:style-name="P90"><text:span text:style-name="T156">vector&lt;int&gt;runWithRealSizeRange()</text:span></text:p>
      <text:p text:style-name="P90"><text:span text:style-name="T156"><text:tab/>Arguments: See runWithSizeRange()</text:span></text:p>
      <text:p text:style-name="P90"><text:span text:style-name="T156"><text:tab/>Description: This function was produced in an early attempt at filtering the object detection <text:tab/><text:tab/>based on the area of the objects. </text:span><text:span text:style-name="T157">Because it was such an early attempt, it is no longer <text:tab/><text:tab/>used and has been replaced with runWithSizeRange().</text:span></text:p>
      <text:p text:style-name="P90"><text:span text:style-name="T157"><text:tab/>Algorithm:</text:span></text:p>
      <text:p text:style-name="P90"><text:span text:style-name="T157"><text:tab/><text:tab/>Depreciated.</text:span></text:p>
      <text:p text:style-name="P88"><text:span text:style-name="T149"/></text:p>
      <text:p text:style-name="P89"><text:span text:style-name="T150">vector&lt;int&gt; runWith</text:span><text:span text:style-name="T156">SizeRange</text:span><text:span text:style-name="T150">()</text:span></text:p>
      <text:p text:style-name="P89"><text:span text:style-name="T150"><text:tab/>Arguments: </text:span><text:span text:style-name="T159">sConfig &amp;config, bool firstFrame, Mat grayImage, colorFrame, b1, b2, thresh, Hi, <text:tab/><text:tab/>Lo, classificationMap, const char *baseName, *rawName, double minArea, maxArea, <text:tab/><text:tab/>pCorrectCamera cam, double horizDegRange, vertDegRange.</text:span></text:p>
      <text:p text:style-name="P89"><text:span text:style-name="T151"><text:tab/></text:span><text:span text:style-name="T152">Description: This is the modified version of the squirrel pipeline entry point. </text:span><text:span text:style-name="T153">It not only <text:tab/><text:tab/><text:tab/>performs the functions of the original squirrel pipeline, but also filters and calculates the <text:tab/><text:tab/>area of the objects it detects. </text:span><text:span text:style-name="T155">Due to the complexity of the algorithm, several steps will <text:tab/><text:tab/>be condensed into single statements. </text:span></text:p>
      <text:p text:style-name="P89"><text:span text:style-name="T153"><text:tab/></text:span><text:span text:style-name="T154">Algorithm:</text:span></text:p>
      <text:p text:style-name="P89"><text:soft-page-break/><text:span text:style-name="T154"><text:tab/><text:tab/></text:span><text:span text:style-name="T158">Declare and push public camera data to the global variables.</text:span></text:p>
      <text:p text:style-name="P89"><text:span text:style-name="T158"><text:tab/><text:tab/></text:span><text:span text:style-name="T160">Open the output file and log the result for debugging purposes.</text:span></text:p>
      <text:p text:style-name="P89"><text:span text:style-name="T160"><text:tab/><text:tab/>Declare more variables.</text:span></text:p>
      <text:p text:style-name="P89"><text:span text:style-name="T160"><text:tab/><text:tab/></text:span><text:span text:style-name="T161">Load configuration.</text:span></text:p>
      <text:p text:style-name="P89"><text:span text:style-name="T161"><text:tab/><text:tab/>Declare matrices.</text:span></text:p>
      <text:p text:style-name="P89"><text:span text:style-name="T161"><text:tab/><text:tab/>Declare a target detection matrix as a matrix of zeros.</text:span></text:p>
      <text:p text:style-name="P89"><text:span text:style-name="T161"><text:tab/><text:tab/></text:span><text:span text:style-name="T162">If this is the first frame to be processed, then allocate memory for more variables. </text:span></text:p>
      <text:p text:style-name="P89"><text:span text:style-name="T162"><text:tab/><text:tab/></text:span><text:span text:style-name="T163">Run background subtraction on all of the matrices.</text:span></text:p>
      <text:p text:style-name="P89"><text:span text:style-name="T163"><text:tab/><text:tab/>Push the dimensions of the detected image into a matrix. </text:span></text:p>
      <text:p text:style-name="P89"><text:span text:style-name="T163"><text:tab/><text:tab/>Make a map matrix for the QCC function. </text:span></text:p>
      <text:p text:style-name="P89"><text:span text:style-name="T163"><text:tab/><text:tab/>Run QCC.</text:span></text:p>
      <text:p text:style-name="P89"><text:span text:style-name="T163"><text:tab/><text:tab/>Declare a vector for the blobs. </text:span></text:p>
      <text:p text:style-name="P89"><text:span text:style-name="T163"><text:tab/><text:tab/>Loop through the original image and for every pixel, set the correspoinding value in a <text:tab/><text:tab/><text:tab/>matrix to 1.</text:span></text:p>
      <text:p text:style-name="P89"><text:span text:style-name="T163"><text:tab/><text:tab/></text:span><text:span text:style-name="T164">Calculate a ratio of blobs detected so far and print it out.</text:span></text:p>
      <text:p text:style-name="P89"><text:span text:style-name="T164"><text:tab/><text:tab/></text:span><text:span text:style-name="T165">Run findBlobs.</text:span></text:p>
      <text:p text:style-name="P89"><text:span text:style-name="T165"><text:tab/><text:tab/>Declare an array of points that represents the bounding boxes.</text:span></text:p>
      <text:p text:style-name="P89"><text:span text:style-name="T165"><text:tab/><text:tab/></text:span><text:span text:style-name="T166">Find the bounding boxes.</text:span></text:p>
      <text:p text:style-name="P89"><text:span text:style-name="T166"><text:tab/><text:tab/>Filter the bounding boxes by area.</text:span></text:p>
      <text:p text:style-name="P89"><text:span text:style-name="T166"><text:tab/><text:tab/>Push the new, filtered list of bounding boxes into the original arrays. </text:span></text:p>
      <text:p text:style-name="P89"><text:span text:style-name="T166"><text:tab/><text:tab/></text:span><text:span text:style-name="T167">Find the rectangles from the filtered list of bounding boxes.</text:span></text:p>
      <text:p text:style-name="P89"><text:span text:style-name="T167"><text:tab/><text:tab/></text:span><text:span text:style-name="T168">Perform various calculations based on the number of blobs in the image, etc.</text:span></text:p>
      <text:p text:style-name="P89"><text:span text:style-name="T168"><text:tab/><text:tab/></text:span><text:span text:style-name="T169">Filter, save, and log the frame.</text:span></text:p>
      <text:p text:style-name="P91"><text:span text:style-name="T170"/></text:p>
      <text:p text:style-name="P91"><text:span text:style-name="T170">bool readConfig()</text:span></text:p>
      <text:p text:style-name="P91"><text:span text:style-name="T170"><text:tab/>Arguments: const char *fConfig, sConfig *c</text:span></text:p>
      <text:p text:style-name="P91"><text:span text:style-name="T170"><text:tab/>Description: This function reads the configuration file and outputs the read data into the sConfig <text:tab/><text:tab/>data structure.</text:span></text:p>
      <text:p text:style-name="P91"><text:span text:style-name="T170"><text:tab/>Algorithm:</text:span></text:p>
      <text:p text:style-name="P91"><text:span text:style-name="T170"><text:tab/><text:tab/></text:span><text:span text:style-name="T171">Open the file named by the input const char parameter.</text:span></text:p>
      <text:p text:style-name="P91"><text:span text:style-name="T171"><text:tab/><text:tab/>If the file </text:span><text:span text:style-name="T172">could not be opened, print out an error message and return false.</text:span></text:p>
      <text:p text:style-name="P91"><text:span text:style-name="T172"><text:tab/><text:tab/></text:span><text:span text:style-name="T173">Declare a character buffer to store individual lines.</text:span></text:p>
      <text:p text:style-name="P91"><text:span text:style-name="T173"><text:tab/><text:tab/>Read every line in the file and push the data into the configuration data structure.</text:span></text:p>
      <text:p text:style-name="P91"><text:span text:style-name="T173"><text:tab/><text:tab/></text:span><text:span text:style-name="T174">Close the file.</text:span></text:p>
      <text:p text:style-name="P91"><text:span text:style-name="T174"><text:tab/><text:tab/>Return true.</text:span></text:p>
      <text:p text:style-name="P91"><text:span text:style-name="T174"/></text:p>
      <text:p text:style-name="P92"><text:span text:style-name="T174">int main()</text:span></text:p>
      <text:p text:style-name="P92"><text:span text:style-name="T174"><text:tab/>Arguments: int argc, char **argv.</text:span></text:p>
      <text:p text:style-name="P92"><text:span text:style-name="T174"><text:tab/>Description: This was the original entry point into the Squirrel pipeline before it was made into <text:tab/><text:tab/>an addition to the Android app. </text:span></text:p>
      <text:p text:style-name="P92"><text:span text:style-name="T174"><text:tab/></text:span><text:span text:style-name="T175">Algorithm:</text:span></text:p>
      <text:p text:style-name="P92"><text:span text:style-name="T175"><text:tab/><text:tab/></text:span><text:span text:style-name="T176">Declare a 256 character buffer.</text:span></text:p>
      <text:p text:style-name="P92"><text:span text:style-name="T176"><text:tab/><text:tab/>Populate the buffer with a UNIX command.</text:span></text:p>
      <text:p text:style-name="P92"><text:span text:style-name="T176"><text:tab/><text:tab/>Call the command.</text:span></text:p>
      <text:p text:style-name="P92"><text:span text:style-name="T176"><text:tab/><text:tab/></text:span><text:span text:style-name="T177">Load the configuration.</text:span></text:p>
      <text:p text:style-name="P92"><text:span text:style-name="T177"><text:tab/><text:tab/>Load images and push them through the pipe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7T15:32:08</meta:creation-date>
    <dc:date>2013-08-09T11:48:06</dc:date>
    <meta:editing-duration>PT11H4M59S</meta:editing-duration>
    <meta:editing-cycles>193</meta:editing-cycles>
    <meta:generator>LibreOffice/4.0.2.2$Linux_X86_64 LibreOffice_project/400m0$Build-2</meta:generator>
    <meta:document-statistic meta:table-count="0" meta:image-count="0" meta:object-count="0" meta:page-count="9" meta:paragraph-count="340" meta:word-count="3073" meta:character-count="19791" meta:non-whitespace-character-count="16164"/>
  </office:meta>
</office:document-meta>
</file>